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officeooo:paragraph-rsid="0003291b" style:font-size-asian="14pt" style:font-size-complex="14pt"/>
    </style:style>
    <style:style style:name="P4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officeooo:paragraph-rsid="0003291b" style:font-size-asian="14pt" style:font-size-complex="14pt"/>
    </style:style>
    <style:style style:name="P5" style:family="paragraph" style:parent-style-name="Standard" style:master-page-name="">
      <style:paragraph-properties fo:margin-left="0.1937in" fo:margin-right="0.2161in" fo:line-height="200%" fo:text-indent="0in" style:auto-text-indent="false" style:page-number="auto"/>
      <style:text-properties fo:font-size="14pt" style:font-size-asian="14pt" style:font-size-complex="14pt"/>
    </style:style>
    <style:style style:name="P6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03dbaa" officeooo:paragraph-rsid="0003291b" style:font-size-asian="14pt" style:font-size-complex="14pt"/>
    </style:style>
    <style:style style:name="P7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03dbaa" officeooo:paragraph-rsid="0007013b" style:font-size-asian="14pt" style:font-size-complex="14pt"/>
    </style:style>
    <style:style style:name="P8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03dbaa" officeooo:paragraph-rsid="0007013b" style:font-size-asian="14pt" style:font-size-complex="14pt"/>
    </style:style>
    <style:style style:name="P9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07d996" officeooo:paragraph-rsid="0007d996" style:font-size-asian="14pt" style:font-size-complex="14pt"/>
    </style:style>
    <style:style style:name="P10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09644a" officeooo:paragraph-rsid="0009644a" style:font-size-asian="14pt" style:font-size-complex="14pt"/>
    </style:style>
    <style:style style:name="P11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2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3" style:family="paragraph" style:parent-style-name="Standard">
      <style:paragraph-properties fo:margin-left="0.1937in" fo:margin-right="0.2161in" fo:line-height="150%" fo:text-align="end" style:justify-single-word="false" fo:text-indent="0in" style:auto-text-indent="false"/>
      <style:text-properties fo:font-size="14pt" fo:language="ru" fo:country="RU" officeooo:rsid="000a3e6d" officeooo:paragraph-rsid="000a3e6d" style:font-size-asian="14pt" style:font-size-complex="14pt"/>
    </style:style>
    <style:style style:name="P14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0e57e7" officeooo:paragraph-rsid="000e57e7" style:font-size-asian="14pt" style:font-size-complex="14pt"/>
    </style:style>
    <style:style style:name="P15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0e57e7" officeooo:paragraph-rsid="000e57e7" style:font-size-asian="14pt" style:font-size-complex="14pt"/>
    </style:style>
    <style:style style:name="P16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2039d" officeooo:paragraph-rsid="0012039d" style:font-size-asian="14pt" style:font-size-complex="14pt"/>
    </style:style>
    <style:style style:name="P17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2039d" officeooo:paragraph-rsid="0012039d" style:font-size-asian="14pt" style:font-size-complex="14pt"/>
    </style:style>
    <style:style style:name="P18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57fe0" officeooo:paragraph-rsid="00157fe0" style:font-size-asian="14pt" style:font-size-complex="14pt"/>
    </style:style>
    <style:style style:name="P19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57fe0" officeooo:paragraph-rsid="0018a36c" style:font-size-asian="14pt" style:font-size-complex="14pt"/>
    </style:style>
    <style:style style:name="P20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8a36c" officeooo:paragraph-rsid="001a2f86" style:font-size-asian="14pt" style:font-size-complex="14pt"/>
    </style:style>
    <style:style style:name="P21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a2f86" officeooo:paragraph-rsid="001a2f86" style:font-size-asian="14pt" style:font-size-complex="14pt"/>
    </style:style>
    <style:style style:name="P22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a2f86" officeooo:paragraph-rsid="001a2f86" style:font-size-asian="14pt" style:font-size-complex="14pt"/>
    </style:style>
    <style:style style:name="P23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c33e1" officeooo:paragraph-rsid="001c33e1" style:font-size-asian="14pt" style:font-size-complex="14pt"/>
    </style:style>
    <style:style style:name="P24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c33e1" officeooo:paragraph-rsid="001ccaab" style:font-size-asian="14pt" style:font-size-complex="14pt"/>
    </style:style>
    <style:style style:name="P25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ccaab" officeooo:paragraph-rsid="001ccaab" style:font-size-asian="14pt" style:font-size-complex="14pt"/>
    </style:style>
    <style:style style:name="P26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ccaab" officeooo:paragraph-rsid="001ccaab" style:font-size-asian="14pt" style:font-size-complex="14pt"/>
    </style:style>
    <style:style style:name="P27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1eb16f" officeooo:paragraph-rsid="001eb16f" style:font-size-asian="14pt" style:font-size-complex="14pt"/>
    </style:style>
    <style:style style:name="P28" style:family="paragraph" style:parent-style-name="Standard">
      <style:paragraph-properties fo:margin-left="0.1937in" fo:margin-right="0.2161in" fo:line-height="150%" fo:text-align="center" style:justify-single-word="false" fo:text-indent="0in" style:auto-text-indent="false"/>
      <style:text-properties fo:font-size="14pt" fo:language="ru" fo:country="RU" officeooo:rsid="001eb16f" officeooo:paragraph-rsid="001eb16f" style:font-size-asian="14pt" style:font-size-complex="14pt"/>
    </style:style>
    <style:style style:name="P29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/>
      <style:text-properties fo:font-size="14pt" fo:language="ru" fo:country="RU" officeooo:rsid="0024014e" officeooo:paragraph-rsid="0024014e" style:font-size-asian="14pt" style:font-size-complex="14pt"/>
    </style:style>
    <style:style style:name="P30" style:family="paragraph" style:parent-style-name="Standard">
      <style:paragraph-properties fo:margin-left="0.1937in" fo:margin-right="0.2161in" fo:line-height="100%" fo:text-align="justify" style:justify-single-word="false" fo:text-indent="0in" style:auto-text-indent="false" fo:break-before="page"/>
      <style:text-properties fo:font-size="14pt" fo:language="ru" fo:country="RU" officeooo:rsid="0009644a" officeooo:paragraph-rsid="0009644a" style:font-size-asian="14pt" style:font-size-complex="14pt"/>
    </style:style>
    <style:style style:name="P31" style:family="paragraph" style:parent-style-name="Standard">
      <style:paragraph-properties fo:margin-left="0.1937in" fo:margin-right="0.2161in" fo:line-height="150%" fo:text-align="justify" style:justify-single-word="false" fo:text-indent="0in" style:auto-text-indent="false" fo:break-before="page"/>
      <style:text-properties fo:font-size="14pt" fo:language="ru" fo:country="RU" officeooo:rsid="0012039d" officeooo:paragraph-rsid="0012039d" style:font-size-asian="14pt" style:font-size-complex="14pt"/>
    </style:style>
    <style:style style:name="P32" style:family="paragraph" style:parent-style-name="Standard">
      <style:paragraph-properties fo:margin-left="0.1937in" fo:margin-right="0.2161in" fo:line-height="100%" fo:text-align="justify" style:justify-single-word="false" fo:text-indent="0in" style:auto-text-indent="false" fo:break-before="page"/>
      <style:text-properties fo:font-size="14pt" fo:language="ru" fo:country="RU" officeooo:rsid="001eb16f" officeooo:paragraph-rsid="001eb16f" style:font-size-asian="14pt" style:font-size-complex="14pt"/>
    </style:style>
    <style:style style:name="P33" style:family="paragraph" style:parent-style-name="Standard" style:master-page-name="">
      <style:paragraph-properties fo:margin-left="0.1937in" fo:margin-right="0.2161in" fo:line-height="150%" fo:text-align="justify" style:justify-single-word="false" fo:text-indent="0in" style:auto-text-indent="false" style:page-number="auto"/>
      <style:text-properties fo:font-size="14pt" fo:language="ru" fo:country="RU" officeooo:rsid="0018a36c" officeooo:paragraph-rsid="0018a36c" style:font-size-asian="14pt" style:font-size-complex="14pt"/>
    </style:style>
    <style:style style:name="P34" style:family="paragraph" style:parent-style-name="Standard">
      <style:paragraph-properties fo:margin-left="0in" fo:margin-right="0.2161in" fo:line-height="150%" fo:text-align="center" style:justify-single-word="false" fo:text-indent="0in" style:auto-text-indent="false"/>
      <style:text-properties fo:font-size="14pt" fo:language="ru" fo:country="RU" officeooo:rsid="00157fe0" officeooo:paragraph-rsid="0018a36c" style:font-size-asian="14pt" style:font-size-complex="14pt"/>
    </style:style>
    <style:style style:name="P35" style:family="paragraph">
      <style:paragraph-properties style:writing-mode="lr-tb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text-align="center"/>
    </style:style>
    <style:style style:name="P38" style:family="paragraph">
      <style:paragraph-properties fo:text-align="center" style:writing-mode="lr-tb"/>
    </style:style>
    <style:style style:name="P39" style:family="paragraph">
      <style:paragraph-properties fo:text-align="center">
        <style:tab-stops/>
      </style:paragraph-properties>
    </style:style>
    <style:style style:name="P40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3291b"/>
    </style:style>
    <style:style style:name="T2" style:family="text">
      <style:text-properties fo:language="en" fo:country="US" officeooo:rsid="0003291b"/>
    </style:style>
    <style:style style:name="T3" style:family="text">
      <style:text-properties fo:language="en" fo:country="US" fo:font-style="italic" officeooo:rsid="0003291b" style:font-style-asian="italic" style:font-style-complex="italic"/>
    </style:style>
    <style:style style:name="T4" style:family="text">
      <style:text-properties fo:language="ru" fo:country="RU" officeooo:rsid="0003291b"/>
    </style:style>
    <style:style style:name="T5" style:family="text">
      <style:text-properties fo:language="ru" fo:country="RU" officeooo:rsid="0003dbaa"/>
    </style:style>
    <style:style style:name="T6" style:family="text">
      <style:text-properties officeooo:rsid="0007013b"/>
    </style:style>
    <style:style style:name="T7" style:family="text">
      <style:text-properties officeooo:rsid="000be40a"/>
    </style:style>
    <style:style style:name="T8" style:family="text">
      <style:text-properties officeooo:rsid="00104f31"/>
    </style:style>
    <style:style style:name="T9" style:family="text">
      <style:text-properties officeooo:rsid="00136f6a"/>
    </style:style>
    <style:style style:name="T10" style:family="text">
      <style:text-properties officeooo:rsid="001759b8"/>
    </style:style>
    <style:style style:name="T11" style:family="text">
      <style:text-properties officeooo:rsid="001a2f86"/>
    </style:style>
    <style:style style:name="T12" style:family="text">
      <style:text-properties officeooo:rsid="001c33e1"/>
    </style:style>
    <style:style style:name="T13" style:family="text">
      <style:text-properties officeooo:rsid="001f6806"/>
    </style:style>
    <style:style style:name="T1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1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1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1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3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36" svg:x1="1.224in" svg:y1="10.8531in" svg:x2="1.2248in" svg:y2="11.4354in">
          <text:p/>
        </draw:line>
        <draw:line draw:style-name="gr2" draw:text-style-name="P36" svg:x1="0.835in" svg:y1="10.8488in" svg:x2="8.0244in" svg:y2="10.8488in">
          <text:p/>
        </draw:line>
        <draw:line draw:style-name="gr2" draw:text-style-name="P36" svg:x1="1.6173in" svg:y1="10.8531in" svg:x2="1.6181in" svg:y2="11.4354in">
          <text:p/>
        </draw:line>
        <draw:line draw:style-name="gr2" draw:text-style-name="P36" svg:x1="2.6012in" svg:y1="10.8531in" svg:x2="2.602in" svg:y2="11.4354in">
          <text:p/>
        </draw:line>
        <draw:line draw:style-name="gr2" draw:text-style-name="P36" svg:x1="3.1909in" svg:y1="10.8587in" svg:x2="3.1917in" svg:y2="11.4354in">
          <text:p/>
        </draw:line>
        <draw:line draw:style-name="gr2" draw:text-style-name="P36" svg:x1="3.5854in" svg:y1="10.8531in" svg:x2="3.5862in" svg:y2="11.4299in">
          <text:p/>
        </draw:line>
        <draw:line draw:style-name="gr2" draw:text-style-name="P36" svg:x1="7.6382in" svg:y1="10.8531in" svg:x2="7.6398in" svg:y2="11.4354in">
          <text:p/>
        </draw:line>
        <draw:line draw:style-name="gr3" draw:text-style-name="P36" svg:x1="0.835in" svg:y1="11.0445in" svg:x2="3.5787in" svg:y2="11.0453in">
          <text:p/>
        </draw:line>
        <draw:line draw:style-name="gr2" draw:text-style-name="P36" svg:x1="0.835in" svg:y1="11.2433in" svg:x2="3.5787in" svg:y2="11.2433in">
          <text:p/>
        </draw:line>
        <draw:line draw:style-name="gr3" draw:text-style-name="P36" svg:x1="7.6425in" svg:y1="11.0472in" svg:x2="8.0276in" svg:y2="11.0472in">
          <text:p/>
        </draw:line>
        <draw:frame draw:style-name="gr4" draw:text-style-name="P38" svg:width="0.3594in" svg:height="0.1713in" svg:x="0.85in" svg:y="11.2512in">
          <draw:text-box>
            <text:p text:style-name="P37"><text:span text:style-name="T14">Изм.</text:span></text:p>
          </draw:text-box>
        </draw:frame>
        <draw:frame draw:style-name="gr4" draw:text-style-name="P38" svg:width="0.3598in" svg:height="0.1713in" svg:x="1.2398in" svg:y="11.2512in">
          <draw:text-box>
            <text:p text:style-name="P37"><text:span text:style-name="T14">Лист</text:span></text:p>
          </draw:text-box>
        </draw:frame>
        <draw:frame draw:style-name="gr4" draw:text-style-name="P38" svg:width="0.9248in" svg:height="0.1713in" svg:x="1.6472in" svg:y="11.2512in">
          <draw:text-box>
            <text:p text:style-name="P37"><text:span text:style-name="T14">№ </text:span><text:span text:style-name="T14">докум.</text:span></text:p>
          </draw:text-box>
        </draw:frame>
        <draw:frame draw:style-name="gr4" draw:text-style-name="P40" svg:width="0.5531in" svg:height="0.1713in" svg:x="2.6236in" svg:y="11.2512in">
          <draw:text-box>
            <text:p text:style-name="P39"><text:span text:style-name="T15">Подпись</text:span></text:p>
          </draw:text-box>
        </draw:frame>
        <draw:frame draw:style-name="gr4" draw:text-style-name="P38" svg:width="0.3598in" svg:height="0.1713in" svg:x="3.2087in" svg:y="11.2512in">
          <draw:text-box>
            <text:p text:style-name="P37"><text:span text:style-name="T14">Дата</text:span></text:p>
          </draw:text-box>
        </draw:frame>
        <draw:frame draw:style-name="gr4" draw:text-style-name="P38" svg:width="0.3598in" svg:height="0.1717in" svg:x="7.6535in" svg:y="10.8685in">
          <draw:text-box>
            <text:p text:style-name="P37"><text:span text:style-name="T14">Лист</text:span></text:p>
          </draw:text-box>
        </draw:frame>
        <draw:frame draw:style-name="gr4" draw:text-style-name="P38" svg:width="0.3598in" svg:height="0.2358in" svg:x="7.6535in" svg:y="11.1248in">
          <draw:text-box>
            <text:p text:style-name="P37"><text:span text:style-name="T16">2</text:span></text:p>
          </draw:text-box>
        </draw:frame>
        <draw:frame draw:style-name="gr4" draw:text-style-name="P38" svg:width="3.9862in" svg:height="0.2685in" svg:x="3.6197in" svg:y="11.0055in">
          <draw:text-box>
            <text:p text:style-name="P37"><text:span text:style-name="T17">КР-НРТК- (2АС-02)</text:span></text:p>
          </draw:text-box>
        </draw:frame>
      </draw:g>
      <draw:g text:anchor-type="page" text:anchor-page-number="2" draw:z-index="15" draw:style-name="gr1">
        <draw:custom-shape draw:style-name="gr2" draw:text-style-name="P3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36" svg:x1="1.224in" svg:y1="10.8531in" svg:x2="1.2248in" svg:y2="11.4354in">
          <text:p/>
        </draw:line>
        <draw:line draw:style-name="gr2" draw:text-style-name="P36" svg:x1="0.835in" svg:y1="10.8488in" svg:x2="8.0244in" svg:y2="10.8488in">
          <text:p/>
        </draw:line>
        <draw:line draw:style-name="gr2" draw:text-style-name="P36" svg:x1="1.6173in" svg:y1="10.8531in" svg:x2="1.6181in" svg:y2="11.4354in">
          <text:p/>
        </draw:line>
        <draw:line draw:style-name="gr2" draw:text-style-name="P36" svg:x1="2.6012in" svg:y1="10.8531in" svg:x2="2.602in" svg:y2="11.4354in">
          <text:p/>
        </draw:line>
        <draw:line draw:style-name="gr2" draw:text-style-name="P36" svg:x1="3.1909in" svg:y1="10.8587in" svg:x2="3.1917in" svg:y2="11.4354in">
          <text:p/>
        </draw:line>
        <draw:line draw:style-name="gr2" draw:text-style-name="P36" svg:x1="3.5854in" svg:y1="10.8531in" svg:x2="3.5862in" svg:y2="11.4299in">
          <text:p/>
        </draw:line>
        <draw:line draw:style-name="gr2" draw:text-style-name="P36" svg:x1="7.6382in" svg:y1="10.8531in" svg:x2="7.6398in" svg:y2="11.4354in">
          <text:p/>
        </draw:line>
        <draw:line draw:style-name="gr3" draw:text-style-name="P36" svg:x1="0.835in" svg:y1="11.0445in" svg:x2="3.5787in" svg:y2="11.0453in">
          <text:p/>
        </draw:line>
        <draw:line draw:style-name="gr2" draw:text-style-name="P36" svg:x1="0.835in" svg:y1="11.2433in" svg:x2="3.5787in" svg:y2="11.2433in">
          <text:p/>
        </draw:line>
        <draw:line draw:style-name="gr3" draw:text-style-name="P36" svg:x1="7.6425in" svg:y1="11.0472in" svg:x2="8.0276in" svg:y2="11.0472in">
          <text:p/>
        </draw:line>
        <draw:frame draw:style-name="gr4" draw:text-style-name="P38" svg:width="0.3594in" svg:height="0.1713in" svg:x="0.85in" svg:y="11.2512in">
          <draw:text-box>
            <text:p text:style-name="P37"><text:span text:style-name="T14">Изм.</text:span></text:p>
          </draw:text-box>
        </draw:frame>
        <draw:frame draw:style-name="gr4" draw:text-style-name="P38" svg:width="0.3598in" svg:height="0.1713in" svg:x="1.2398in" svg:y="11.2512in">
          <draw:text-box>
            <text:p text:style-name="P37"><text:span text:style-name="T14">Лист</text:span></text:p>
          </draw:text-box>
        </draw:frame>
        <draw:frame draw:style-name="gr4" draw:text-style-name="P38" svg:width="0.9248in" svg:height="0.1713in" svg:x="1.6472in" svg:y="11.2512in">
          <draw:text-box>
            <text:p text:style-name="P37"><text:span text:style-name="T14">№ </text:span><text:span text:style-name="T14">докум.</text:span></text:p>
          </draw:text-box>
        </draw:frame>
        <draw:frame draw:style-name="gr4" draw:text-style-name="P40" svg:width="0.5531in" svg:height="0.1713in" svg:x="2.6236in" svg:y="11.2512in">
          <draw:text-box>
            <text:p text:style-name="P39"><text:span text:style-name="T15">Подпись</text:span></text:p>
          </draw:text-box>
        </draw:frame>
        <draw:frame draw:style-name="gr4" draw:text-style-name="P38" svg:width="0.3598in" svg:height="0.1713in" svg:x="3.2087in" svg:y="11.2512in">
          <draw:text-box>
            <text:p text:style-name="P37"><text:span text:style-name="T14">Дата</text:span></text:p>
          </draw:text-box>
        </draw:frame>
        <draw:frame draw:style-name="gr4" draw:text-style-name="P38" svg:width="0.3598in" svg:height="0.1717in" svg:x="7.6535in" svg:y="10.8685in">
          <draw:text-box>
            <text:p text:style-name="P37"><text:span text:style-name="T14">Лист</text:span></text:p>
          </draw:text-box>
        </draw:frame>
        <draw:frame draw:style-name="gr4" draw:text-style-name="P38" svg:width="0.3598in" svg:height="0.2358in" svg:x="7.6535in" svg:y="11.1248in">
          <draw:text-box>
            <text:p text:style-name="P37"><text:span text:style-name="T16">2</text:span></text:p>
          </draw:text-box>
        </draw:frame>
        <draw:frame draw:style-name="gr4" draw:text-style-name="P38" svg:width="3.9862in" svg:height="0.2685in" svg:x="3.6197in" svg:y="11.0055in">
          <draw:text-box>
            <text:p text:style-name="P37"><text:span text:style-name="T17">КР-НРТК- (2АС-02)</text:span></text:p>
          </draw:text-box>
        </draw:frame>
      </draw:g>
      <draw:g text:anchor-type="page" text:anchor-page-number="3" draw:z-index="38" draw:style-name="gr1">
        <draw:custom-shape draw:style-name="gr2" draw:text-style-name="P3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36" svg:x1="1.224in" svg:y1="10.8531in" svg:x2="1.2248in" svg:y2="11.4354in">
          <text:p/>
        </draw:line>
        <draw:line draw:style-name="gr2" draw:text-style-name="P36" svg:x1="0.835in" svg:y1="10.8488in" svg:x2="8.0244in" svg:y2="10.8488in">
          <text:p/>
        </draw:line>
        <draw:line draw:style-name="gr2" draw:text-style-name="P36" svg:x1="1.6173in" svg:y1="10.8531in" svg:x2="1.6181in" svg:y2="11.4354in">
          <text:p/>
        </draw:line>
        <draw:line draw:style-name="gr2" draw:text-style-name="P36" svg:x1="2.6012in" svg:y1="10.8531in" svg:x2="2.602in" svg:y2="11.4354in">
          <text:p/>
        </draw:line>
        <draw:line draw:style-name="gr2" draw:text-style-name="P36" svg:x1="3.1909in" svg:y1="10.8587in" svg:x2="3.1917in" svg:y2="11.4354in">
          <text:p/>
        </draw:line>
        <draw:line draw:style-name="gr2" draw:text-style-name="P36" svg:x1="3.5854in" svg:y1="10.8531in" svg:x2="3.5862in" svg:y2="11.4299in">
          <text:p/>
        </draw:line>
        <draw:line draw:style-name="gr2" draw:text-style-name="P36" svg:x1="7.6382in" svg:y1="10.8531in" svg:x2="7.6398in" svg:y2="11.4354in">
          <text:p/>
        </draw:line>
        <draw:line draw:style-name="gr3" draw:text-style-name="P36" svg:x1="0.835in" svg:y1="11.0445in" svg:x2="3.5787in" svg:y2="11.0453in">
          <text:p/>
        </draw:line>
        <draw:line draw:style-name="gr2" draw:text-style-name="P36" svg:x1="0.835in" svg:y1="11.2433in" svg:x2="3.5787in" svg:y2="11.2433in">
          <text:p/>
        </draw:line>
        <draw:line draw:style-name="gr3" draw:text-style-name="P36" svg:x1="7.6425in" svg:y1="11.0472in" svg:x2="8.0276in" svg:y2="11.0472in">
          <text:p/>
        </draw:line>
        <draw:frame draw:style-name="gr4" draw:text-style-name="P38" svg:width="0.3594in" svg:height="0.1713in" svg:x="0.85in" svg:y="11.2512in">
          <draw:text-box>
            <text:p text:style-name="P37"><text:span text:style-name="T14">Изм.</text:span></text:p>
          </draw:text-box>
        </draw:frame>
        <draw:frame draw:style-name="gr4" draw:text-style-name="P38" svg:width="0.3598in" svg:height="0.1713in" svg:x="1.2398in" svg:y="11.2512in">
          <draw:text-box>
            <text:p text:style-name="P37"><text:span text:style-name="T14">Лист</text:span></text:p>
          </draw:text-box>
        </draw:frame>
        <draw:frame draw:style-name="gr4" draw:text-style-name="P38" svg:width="0.9248in" svg:height="0.1713in" svg:x="1.6472in" svg:y="11.2512in">
          <draw:text-box>
            <text:p text:style-name="P37"><text:span text:style-name="T14">№ </text:span><text:span text:style-name="T14">докум.</text:span></text:p>
          </draw:text-box>
        </draw:frame>
        <draw:frame draw:style-name="gr4" draw:text-style-name="P40" svg:width="0.5531in" svg:height="0.1713in" svg:x="2.6236in" svg:y="11.2512in">
          <draw:text-box>
            <text:p text:style-name="P39"><text:span text:style-name="T15">Подпись</text:span></text:p>
          </draw:text-box>
        </draw:frame>
        <draw:frame draw:style-name="gr4" draw:text-style-name="P38" svg:width="0.3598in" svg:height="0.1713in" svg:x="3.2087in" svg:y="11.2512in">
          <draw:text-box>
            <text:p text:style-name="P37"><text:span text:style-name="T14">Дата</text:span></text:p>
          </draw:text-box>
        </draw:frame>
        <draw:frame draw:style-name="gr4" draw:text-style-name="P38" svg:width="0.3598in" svg:height="0.1717in" svg:x="7.6535in" svg:y="10.8685in">
          <draw:text-box>
            <text:p text:style-name="P37"><text:span text:style-name="T14">Лист</text:span></text:p>
          </draw:text-box>
        </draw:frame>
        <draw:frame draw:style-name="gr4" draw:text-style-name="P38" svg:width="0.3598in" svg:height="0.2358in" svg:x="7.6535in" svg:y="11.1248in">
          <draw:text-box>
            <text:p text:style-name="P37"><text:span text:style-name="T16">2</text:span></text:p>
          </draw:text-box>
        </draw:frame>
        <draw:frame draw:style-name="gr4" draw:text-style-name="P38" svg:width="3.9862in" svg:height="0.2685in" svg:x="3.6197in" svg:y="11.0055in">
          <draw:text-box>
            <text:p text:style-name="P37"><text:span text:style-name="T17">КР-НРТК- (2АС-02)</text:span></text:p>
          </draw:text-box>
        </draw:frame>
      </draw:g>
      <draw:g text:anchor-type="page" text:anchor-page-number="4" draw:z-index="54" draw:style-name="gr1">
        <draw:custom-shape draw:style-name="gr2" draw:text-style-name="P35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36" svg:x1="1.224in" svg:y1="10.8531in" svg:x2="1.2248in" svg:y2="11.4354in">
          <text:p/>
        </draw:line>
        <draw:line draw:style-name="gr2" draw:text-style-name="P36" svg:x1="0.835in" svg:y1="10.8488in" svg:x2="8.0244in" svg:y2="10.8488in">
          <text:p/>
        </draw:line>
        <draw:line draw:style-name="gr2" draw:text-style-name="P36" svg:x1="1.6173in" svg:y1="10.8531in" svg:x2="1.6181in" svg:y2="11.4354in">
          <text:p/>
        </draw:line>
        <draw:line draw:style-name="gr2" draw:text-style-name="P36" svg:x1="2.6012in" svg:y1="10.8531in" svg:x2="2.602in" svg:y2="11.4354in">
          <text:p/>
        </draw:line>
        <draw:line draw:style-name="gr2" draw:text-style-name="P36" svg:x1="3.1909in" svg:y1="10.8587in" svg:x2="3.1917in" svg:y2="11.4354in">
          <text:p/>
        </draw:line>
        <draw:line draw:style-name="gr2" draw:text-style-name="P36" svg:x1="3.5854in" svg:y1="10.8531in" svg:x2="3.5862in" svg:y2="11.4299in">
          <text:p/>
        </draw:line>
        <draw:line draw:style-name="gr2" draw:text-style-name="P36" svg:x1="7.6382in" svg:y1="10.8531in" svg:x2="7.6398in" svg:y2="11.4354in">
          <text:p/>
        </draw:line>
        <draw:line draw:style-name="gr3" draw:text-style-name="P36" svg:x1="0.835in" svg:y1="11.0445in" svg:x2="3.5787in" svg:y2="11.0453in">
          <text:p/>
        </draw:line>
        <draw:line draw:style-name="gr2" draw:text-style-name="P36" svg:x1="0.835in" svg:y1="11.2433in" svg:x2="3.5787in" svg:y2="11.2433in">
          <text:p/>
        </draw:line>
        <draw:line draw:style-name="gr3" draw:text-style-name="P36" svg:x1="7.6425in" svg:y1="11.0472in" svg:x2="8.0276in" svg:y2="11.0472in">
          <text:p/>
        </draw:line>
        <draw:frame draw:style-name="gr4" draw:text-style-name="P38" svg:width="0.3594in" svg:height="0.1713in" svg:x="0.85in" svg:y="11.2512in">
          <draw:text-box>
            <text:p text:style-name="P37"><text:span text:style-name="T14">Изм.</text:span></text:p>
          </draw:text-box>
        </draw:frame>
        <draw:frame draw:style-name="gr4" draw:text-style-name="P38" svg:width="0.3598in" svg:height="0.1713in" svg:x="1.2398in" svg:y="11.2512in">
          <draw:text-box>
            <text:p text:style-name="P37"><text:span text:style-name="T14">Лист</text:span></text:p>
          </draw:text-box>
        </draw:frame>
        <draw:frame draw:style-name="gr4" draw:text-style-name="P38" svg:width="0.9248in" svg:height="0.1713in" svg:x="1.6472in" svg:y="11.2512in">
          <draw:text-box>
            <text:p text:style-name="P37"><text:span text:style-name="T14">№ </text:span><text:span text:style-name="T14">докум.</text:span></text:p>
          </draw:text-box>
        </draw:frame>
        <draw:frame draw:style-name="gr4" draw:text-style-name="P40" svg:width="0.5531in" svg:height="0.1713in" svg:x="2.6236in" svg:y="11.2512in">
          <draw:text-box>
            <text:p text:style-name="P39"><text:span text:style-name="T15">Подпись</text:span></text:p>
          </draw:text-box>
        </draw:frame>
        <draw:frame draw:style-name="gr4" draw:text-style-name="P38" svg:width="0.3598in" svg:height="0.1713in" svg:x="3.2087in" svg:y="11.2512in">
          <draw:text-box>
            <text:p text:style-name="P37"><text:span text:style-name="T14">Дата</text:span></text:p>
          </draw:text-box>
        </draw:frame>
        <draw:frame draw:style-name="gr4" draw:text-style-name="P38" svg:width="0.3598in" svg:height="0.1717in" svg:x="7.6535in" svg:y="10.8685in">
          <draw:text-box>
            <text:p text:style-name="P37"><text:span text:style-name="T14">Лист</text:span></text:p>
          </draw:text-box>
        </draw:frame>
        <draw:frame draw:style-name="gr4" draw:text-style-name="P38" svg:width="0.3598in" svg:height="0.2358in" svg:x="7.6535in" svg:y="11.1248in">
          <draw:text-box>
            <text:p text:style-name="P37"><text:span text:style-name="T16">2</text:span></text:p>
          </draw:text-box>
        </draw:frame>
        <draw:frame draw:style-name="gr4" draw:text-style-name="P38" svg:width="3.9862in" svg:height="0.2685in" svg:x="3.6197in" svg:y="11.0055in">
          <draw:text-box>
            <text:p text:style-name="P37"><text:span text:style-name="T17">КР-НРТК- (2АС-02)</text:span></text:p>
          </draw:text-box>
        </draw:frame>
      </draw:g>
      <text:p text:style-name="P1"/>
      <text:p text:style-name="P5"><text:tab/><text:span text:style-name="T1">6 Расчет конструкции волноводно-щелевой антенны (ВЩА)</text:span></text:p>
      <text:p text:style-name="P2"><text:span text:style-name="T1"><text:tab/>Существует несколько методов расчета волноводно-щелевых антенн. Строгие методы расчета связаны со значительными материальными трудностями, поэтому использование их для инженерных расчетов нецелесообразно. При таких расчетах обычно используют приближенные методы. Резонансную антенну с продольными щелями и расстоянием между ними </text:span><text:span text:style-name="T1"><draw:frame draw:style-name="fr1" draw:name="Объект1" text:anchor-type="as-char" svg:y="-0.2453in" svg:width="0.5335in" svg:height="0.3937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рас</text:span><text:span text:style-name="T5">с</text:span><text:span text:style-name="T4">читывают энергетическим методом </text:span><text:span text:style-name="T2">[4].</text:span></text:p>
      <text:p text:style-name="P2"><text:span text:style-name="T2"><text:tab/></text:span><text:span text:style-name="T4">Эквивалентная нормированная проводи</text:span><text:span text:style-name="T5">м</text:span><text:span text:style-name="T4">ость </text:span><text:span text:style-name="T3">n</text:span><text:span text:style-name="T2">-</text:span><text:span text:style-name="T4">ой щели:</text:span></text:p>
      <text:p text:style-name="P4"><text:span text:style-name="T4"><draw:frame draw:style-name="fr1" draw:name="Объект2" text:anchor-type="as-char" svg:y="-0.2925in" svg:width="1.0634in" svg:height="0.7063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4">, </text:span></text:p>
      <text:p text:style-name="P3"><text:span text:style-name="T4">где </text:span><text:span text:style-name="T4"><draw:frame draw:style-name="fr1" draw:name="Объект3" text:anchor-type="as-char" svg:y="-0.1484in" svg:width="0.4811in" svg:height="0.2091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– амплитуда тока в </text:span><text:span text:style-name="T3">n</text:span><text:span text:style-name="T2">-</text:span><text:span text:style-name="T4">ой щели; </text:span><text:span text:style-name="T4"><draw:frame draw:style-name="fr1" draw:name="Объект4" text:anchor-type="as-char" svg:y="-0.1484in" svg:width="0.2799in" svg:height="0.2091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4">– </text:span><text:span text:style-name="T5">входная нормированная проводимость антенны, которая выбирается так, чтобы обеспечить хорошее согласование антенны с питающим волноводом. Величина </text:span><text:span text:style-name="T5"><draw:frame draw:style-name="fr1" draw:name="Объект5" text:anchor-type="as-char" svg:y="-0.1484in" svg:width="0.2799in" svg:height="0.2091in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5">может быть выбрана равной единице.</text:span></text:p>
      <text:p text:style-name="P6"><draw:frame draw:style-name="fr1" draw:name="Объект6" text:anchor-type="as-char" svg:y="-0.2807in" svg:width="5.2929in" svg:height="0.4484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7"><draw:frame draw:style-name="fr2" draw:name="Объект20" text:anchor-type="as-char" svg:y="-0.2681in" svg:width="1.7543in" svg:height="0.4165in" draw:z-index="21"><draw:object xlink:href="./Object 20" xlink:type="simple" xlink:show="embed" xlink:actuate="onLoad"/><draw:image xlink:href="./ObjectReplacements/Object 20" xlink:type="simple" xlink:show="embed" xlink:actuate="onLoad"/></draw:frame><draw:frame draw:style-name="fr2" draw:name="Объект21" text:anchor-type="as-char" svg:y="-0.2681in" svg:width="1.9634in" svg:height="0.4165in" draw:z-index="22"><draw:object xlink:href="./Object 21" xlink:type="simple" xlink:show="embed" xlink:actuate="onLoad"/><draw:image xlink:href="./ObjectReplacements/Object 21" xlink:type="simple" xlink:show="embed" xlink:actuate="onLoad"/></draw:frame><draw:frame draw:style-name="fr2" draw:name="Объект22" text:anchor-type="as-char" svg:y="-0.2681in" svg:width="1.9661in" svg:height="0.4165in" draw:z-index="23"><draw:object xlink:href="./Object 22" xlink:type="simple" xlink:show="embed" xlink:actuate="onLoad"/><draw:image xlink:href="./ObjectReplacements/Object 22" xlink:type="simple" xlink:show="embed" xlink:actuate="onLoad"/></draw:frame><draw:frame draw:style-name="fr2" draw:name="Объект23" text:anchor-type="as-char" svg:y="-0.2681in" svg:width="1.9709in" svg:height="0.4165in" draw:z-index="24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Объект7" text:anchor-type="as-char" svg:y="-0.2681in" svg:width="1.9008in" svg:height="0.4173in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8"><text:span text:style-name="T6"><text:tab/>Индексы при </text:span><text:span text:style-name="T6"><draw:frame draw:style-name="fr1" draw:name="Объект8" text:anchor-type="as-char" svg:y="-0.1484in" svg:width="0.1744in" svg:height="0.1846in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6">– это номера щелей, отсчитываемых от середины антенны. Эквивалентная нормированная проводимость излучения полуволновой щели, расположенной в широкой стенке прямоугольного волновода параллельно его продольной оси, определяется следующим выражением [4]:</text:span></text:p>
      <text:p text:style-name="P9"><text:span text:style-name="T6"><draw:frame draw:style-name="fr2" draw:name="Объект9" text:anchor-type="as-char" svg:y="-0.2902in" svg:width="2.5957in" svg:height="0.461in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6">, </text:span></text:p>
      <text:p text:style-name="P10"><text:span text:style-name="T6">г</text:span>де <draw:frame draw:style-name="fr2" draw:name="Объект10" text:anchor-type="as-char" svg:y="-0.1244in" svg:width="0.1819in" svg:height="0.1339in" draw:z-index="10"><draw:object xlink:href="./Object 10" xlink:type="simple" xlink:show="embed" xlink:actuate="onLoad"/><draw:image xlink:href="./ObjectReplacements/Object 10" xlink:type="simple" xlink:show="embed" xlink:actuate="onLoad"/></draw:frame>– длина волны в генераторе; <draw:frame draw:style-name="fr2" draw:name="Объект11" text:anchor-type="as-char" svg:y="-0.1252in" svg:width="0.25in" svg:height="0.1854in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– длина волны в волноводе; <draw:frame draw:style-name="fr2" draw:name="Объект12" text:anchor-type="as-char" svg:y="-0.1484in" svg:width="0.1681in" svg:height="0.1839in" draw:z-index="12"><draw:object xlink:href="./Object 12" xlink:type="simple" xlink:show="embed" xlink:actuate="onLoad"/><draw:image xlink:href="./ObjectReplacements/Object 12" xlink:type="simple" xlink:show="embed" xlink:actuate="onLoad"/></draw:frame>и <draw:frame draw:style-name="fr2" draw:name="Объект13" text:anchor-type="as-char" svg:y="-0.1484in" svg:width="0.1673in" svg:height="0.1839in" draw:z-index="13"><draw:object xlink:href="./Object 13" xlink:type="simple" xlink:show="embed" xlink:actuate="onLoad"/><draw:image xlink:href="./ObjectReplacements/Object 13" xlink:type="simple" xlink:show="embed" xlink:actuate="onLoad"/></draw:frame>– внутренние размеры волновода; <draw:frame draw:style-name="fr2" draw:name="Объект14" text:anchor-type="as-char" svg:y="-0.1484in" svg:width="0.2201in" svg:height="0.2091in" draw:z-index="14"><draw:object xlink:href="./Object 14" xlink:type="simple" xlink:show="embed" xlink:actuate="onLoad"/><draw:image xlink:href="./ObjectReplacements/Object 14" xlink:type="simple" xlink:show="embed" xlink:actuate="onLoad"/></draw:frame>– смещение центра щели относительно средней линии широкой стенки.</text:p>
      <text:p text:style-name="P30"/>
      <text:p text:style-name="P11"><text:tab/>Смещение центра щели <draw:frame draw:style-name="fr2" draw:name="Объект15" text:anchor-type="as-char" svg:y="-0.1484in" svg:width="0.2201in" svg:height="0.2098in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можно выразить через эквивалентную проводимость<draw:frame draw:style-name="fr1" draw:name="Объект16" text:anchor-type="as-char" svg:y="-0.1484in" svg:width="0.1744in" svg:height="0.1846in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:</text:p>
      <text:p text:style-name="P12"><draw:frame draw:style-name="fr2" draw:name="Объект17" text:anchor-type="as-char" svg:y="-0.3339in" svg:width="2.8055in" svg:height="0.7472in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text:tab/>Подставив найденные значения эквивалентных проводимостей <draw:frame draw:style-name="fr1" draw:name="Объект18" text:anchor-type="as-char" svg:y="-0.1484in" svg:width="0.1744in" svg:height="0.1846in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для каждой щели, получим:</text:p>
      <text:p text:style-name="P12"><draw:frame draw:style-name="fr2" draw:name="Объект19" text:anchor-type="as-char" svg:y="-0.1484in" svg:width="1.0839in" svg:height="0.2244in" draw:z-index="20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Объект24" text:anchor-type="as-char" svg:y="-0.1484in" svg:width="1.0917in" svg:height="0.2244in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draw:frame draw:style-name="fr2" draw:name="Объект25" text:anchor-type="as-char" svg:y="-0.1484in" svg:width="1.089in" svg:height="0.2244in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draw:frame draw:style-name="fr2" draw:name="Объект26" text:anchor-type="as-char" svg:y="-0.1484in" svg:width="1.0909in" svg:height="0.2244in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draw:frame draw:style-name="fr2" draw:name="Объект27" text:anchor-type="as-char" svg:y="-0.1484in" svg:width="1.0118in" svg:height="0.2244in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1"><text:tab/><text:span text:style-name="T7">Ширина щели в волноводно-щелевой антенне (ВЩА) выбирается исходя из условий обеспечения необходимой электрической прочности и требуемой полосы пропускания. Согласно технического задания, антенна является узкополосной, то основным критерием при выборе ширины щели является электрическая прочность.</text:span></text:p>
      <text:p text:style-name="P11"><text:span text:style-name="T7"><text:tab/>При выборе ширины щели должен быть обеспечен двухкратный или трехкратный запас по пробивной напряженности поля середины щели, где напряженность поля максимальна. Запас выбирается исходя из конструктивных требований и условий работы антенны:</text:span></text:p>
      <text:p text:style-name="P13"><text:span text:style-name="T7"><draw:frame draw:style-name="fr2" draw:name="Объект28" text:anchor-type="as-char" svg:y="-0.2689in" svg:width="1.5654in" svg:height="0.4429in" draw:z-index="29"><draw:object xlink:href="./Object 28" xlink:type="simple" xlink:show="embed" xlink:actuate="onLoad"/><draw:image xlink:href="./ObjectReplacements/Object 28" xlink:type="simple" xlink:show="embed" xlink:actuate="onLoad"/></draw:frame></text:span><text:span text:style-name="T7">,<text:tab/><text:tab/><text:tab/><text:tab/><text:tab/>(6.1)</text:span></text:p>
      <text:p text:style-name="P14"><text:span text:style-name="T7">г</text:span>де <draw:frame draw:style-name="fr2" draw:name="Объект29" text:anchor-type="as-char" svg:y="-0.1484in" svg:width="0.2902in" svg:height="0.2098in" draw:z-index="30"><draw:object xlink:href="./Object 29" xlink:type="simple" xlink:show="embed" xlink:actuate="onLoad"/><draw:image xlink:href="./ObjectReplacements/Object 29" xlink:type="simple" xlink:show="embed" xlink:actuate="onLoad"/></draw:frame>– апмлитуда напряжения в пучности; <draw:frame draw:style-name="fr2" draw:name="Объект30" text:anchor-type="as-char" svg:y="-0.1484in" svg:width="0.3in" svg:height="0.2098in" draw:z-index="31"><draw:object xlink:href="./Object 30" xlink:type="simple" xlink:show="embed" xlink:actuate="onLoad"/><draw:image xlink:href="./ObjectReplacements/Object 30" xlink:type="simple" xlink:show="embed" xlink:actuate="onLoad"/></draw:frame>– <text:span text:style-name="T8">предельное значение напряженности поля, при которой наступает электрический пробой (для воздуха при нормальных атмосферных условиях </text:span><text:span text:style-name="T8"><draw:frame draw:style-name="fr2" draw:name="Объект31" text:anchor-type="as-char" svg:y="-0.2445in" svg:width="0.9654in" svg:height="0.3937in" draw:z-index="32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8">)</text:span></text:p>
      <text:p text:style-name="P14"><text:span text:style-name="T8"><text:tab/>Поскольку амплитудное распределение отличается от равномерного, то максимальной будет амплитуда напряжения первой щели:</text:span></text:p>
      <text:p text:style-name="P15"><text:span text:style-name="T8"><draw:frame draw:style-name="fr2" draw:name="Объект32" text:anchor-type="as-char" svg:y="-0.3047in" svg:width="1.0161in" svg:height="0.4571in" draw:z-index="33"><draw:object xlink:href="./Object 32" xlink:type="simple" xlink:show="embed" xlink:actuate="onLoad"/><draw:image xlink:href="./ObjectReplacements/Object 32" xlink:type="simple" xlink:show="embed" xlink:actuate="onLoad"/></draw:frame></text:span><text:span text:style-name="T8">,</text:span></text:p>
      <text:p text:style-name="P16"><text:span text:style-name="T8">г</text:span>де <draw:frame draw:style-name="fr2" draw:name="Объект33" text:anchor-type="as-char" svg:y="-0.1484in" svg:width="0.1937in" svg:height="0.1846in" draw:z-index="34"><draw:object xlink:href="./Object 33" xlink:type="simple" xlink:show="embed" xlink:actuate="onLoad"/><draw:image xlink:href="./ObjectReplacements/Object 33" xlink:type="simple" xlink:show="embed" xlink:actuate="onLoad"/></draw:frame>– <text:span text:style-name="T9">подводимая к антенне мощность; </text:span><text:span text:style-name="T9"><draw:frame draw:style-name="fr2" draw:name="Объект34" text:anchor-type="as-char" svg:y="-0.1484in" svg:width="0.2665in" svg:height="0.1866in" draw:z-index="35"><draw:object xlink:href="./Object 34" xlink:type="simple" xlink:show="embed" xlink:actuate="onLoad"/><draw:image xlink:href="./ObjectReplacements/Object 34" xlink:type="simple" xlink:show="embed" xlink:actuate="onLoad"/></draw:frame></text:span><text:span text:style-name="T9">– проводимость излучения щелей; </text:span><text:span text:style-name="T9"><draw:frame draw:style-name="fr2" draw:name="Объект35" text:anchor-type="as-char" svg:y="-0.1484in" svg:width="0.2244in" svg:height="0.2098in" draw:z-index="36"><draw:object xlink:href="./Object 35" xlink:type="simple" xlink:show="embed" xlink:actuate="onLoad"/><draw:image xlink:href="./ObjectReplacements/Object 35" xlink:type="simple" xlink:show="embed" xlink:actuate="onLoad"/></draw:frame></text:span><text:span text:style-name="T9">– эквивалентная <text:s/>нормированная проводимость первой щели. Кроме того, в реальных антеннах значение проводимости выбирается на (10 – 15) % меньше, а именно:</text:span></text:p>
      <text:p text:style-name="P31"><text:span text:style-name="T9"/></text:p>
      <text:p text:style-name="P17"><text:span text:style-name="T9"><draw:frame draw:style-name="fr2" draw:name="Объект36" text:anchor-type="as-char" svg:y="-0.2465in" svg:width="1.0693in" svg:height="0.4319in" draw:z-index="37"><draw:object xlink:href="./Object 36" xlink:type="simple" xlink:show="embed" xlink:actuate="onLoad"/><draw:image xlink:href="./ObjectReplacements/Object 36" xlink:type="simple" xlink:show="embed" xlink:actuate="onLoad"/></draw:frame></text:span><text:span text:style-name="T9">,</text:span></text:p>
      <text:p text:style-name="P18"><text:span text:style-name="T9">г</text:span>де <draw:frame draw:style-name="fr2" draw:name="Объект37" text:anchor-type="as-char" svg:y="-0.1484in" svg:width="0.2583in" svg:height="0.1866in" draw:z-index="39"><draw:object xlink:href="./Object 37" xlink:type="simple" xlink:show="embed" xlink:actuate="onLoad"/><draw:image xlink:href="./ObjectReplacements/Object 37" xlink:type="simple" xlink:show="embed" xlink:actuate="onLoad"/></draw:frame>– сопротивление излучения эквивалентного симметричного <text:span text:style-name="T10">полуволнового вибратора (73 Ом), тогда:</text:span></text:p>
      <text:p text:style-name="P19"><text:span text:style-name="T10"><draw:frame draw:style-name="fr2" draw:name="Объект38" text:anchor-type="as-char" svg:y="-0.2445in" svg:width="2.3228in" svg:height="0.4339in" draw:z-index="40"><draw:object xlink:href="./Object 38" xlink:type="simple" xlink:show="embed" xlink:actuate="onLoad"/><draw:image xlink:href="./ObjectReplacements/Object 38" xlink:type="simple" xlink:show="embed" xlink:actuate="onLoad"/></draw:frame></text:span></text:p>
      <text:p text:style-name="P34"><text:span text:style-name="T10"><draw:frame draw:style-name="fr2" draw:name="Объект39" text:anchor-type="as-char" svg:y="-0.3071in" svg:width="2.4764in" svg:height="0.4799in" draw:z-index="41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33"><text:span text:style-name="T10">В </text:span>итоге, ширина щели выбирается исходя (6.1):</text:p>
      <text:p text:style-name="P20"><draw:frame draw:style-name="fr2" draw:name="Объект40" text:anchor-type="as-char" svg:y="-0.2689in" svg:width="1.1508in" svg:height="0.4429in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><text:span text:style-name="T11"><draw:frame draw:style-name="fr2" draw:name="Объект41" text:anchor-type="as-char" svg:y="-0.2445in" svg:width="2.4835in" svg:height="0.6028in" draw:z-index="43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21"><text:tab/>В случае, если щель заполнена диэлектриком или закрыта диэлектрической пластиной, то электрическая прочность такой щели увеличивается. В целях обеспечения технологичности конструкции ширину всех щелей примем одинаковой и равной <draw:frame draw:style-name="fr2" draw:name="Объект42" text:anchor-type="as-char" svg:y="-0.1484in" svg:width="0.822in" svg:height="0.2098in" draw:z-index="44"><draw:object xlink:href="./Object 42" xlink:type="simple" xlink:show="embed" xlink:actuate="onLoad"/><draw:image xlink:href="./ObjectReplacements/Object 42" xlink:type="simple" xlink:show="embed" xlink:actuate="onLoad"/></draw:frame></text:p>
      <text:p text:style-name="P21"><text:tab/><text:span text:style-name="T12">Для определения резонансной длины продольной щели в широкой стенке волновода воспользуемся следующей формулой:</text:span></text:p>
      <text:p text:style-name="P22"><text:span text:style-name="T12"><draw:frame draw:style-name="fr2" draw:name="Объект43" text:anchor-type="as-char" svg:y="-0.3146in" svg:width="1.7902in" svg:height="0.5098in" draw:z-index="45"><draw:object xlink:href="./Object 43" xlink:type="simple" xlink:show="embed" xlink:actuate="onLoad"/><draw:image xlink:href="./ObjectReplacements/Object 43" xlink:type="simple" xlink:show="embed" xlink:actuate="onLoad"/></draw:frame></text:span><text:span text:style-name="T12">,</text:span></text:p>
      <text:p text:style-name="P23">где <draw:frame draw:style-name="fr2" draw:name="Объект44" text:anchor-type="as-char" svg:y="-0.2437in" svg:width="1.9083in" svg:height="0.3937in" draw:z-index="46"><draw:object xlink:href="./Object 44" xlink:type="simple" xlink:show="embed" xlink:actuate="onLoad"/><draw:image xlink:href="./ObjectReplacements/Object 44" xlink:type="simple" xlink:show="embed" xlink:actuate="onLoad"/></draw:frame>, а <draw:frame draw:style-name="fr2" draw:name="Объект45" text:anchor-type="as-char" svg:y="-0.2437in" svg:width="1.652in" svg:height="0.3937in" draw:z-index="47"><draw:object xlink:href="./Object 45" xlink:type="simple" xlink:show="embed" xlink:actuate="onLoad"/><draw:image xlink:href="./ObjectReplacements/Object 45" xlink:type="simple" xlink:show="embed" xlink:actuate="onLoad"/></draw:frame>. Таким образом, можно расчитать <draw:frame draw:style-name="fr2" draw:name="Объект46" text:anchor-type="as-char" svg:y="-0.1484in" svg:width="0.2575in" svg:height="0.1839in" draw:z-index="48"><draw:object xlink:href="./Object 46" xlink:type="simple" xlink:show="embed" xlink:actuate="onLoad"/><draw:image xlink:href="./ObjectReplacements/Object 46" xlink:type="simple" xlink:show="embed" xlink:actuate="onLoad"/></draw:frame>:</text:p>
      <text:p text:style-name="P24"><draw:frame draw:style-name="fr2" draw:name="Объект47" text:anchor-type="as-char" svg:y="-0.3138in" svg:width="4.6571in" svg:height="0.5083in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26"><text:tab/>Так как щель полуволновая, то длина щели будет равна <draw:frame draw:style-name="fr2" draw:name="Объект48" text:anchor-type="as-char" svg:y="-0.1484in" svg:width="0.2681in" svg:height="0.1846in" draw:z-index="50"><draw:object xlink:href="./Object 48" xlink:type="simple" xlink:show="embed" xlink:actuate="onLoad"/><draw:image xlink:href="./ObjectReplacements/Object 48" xlink:type="simple" xlink:show="embed" xlink:actuate="onLoad"/></draw:frame>. Определим величину <draw:frame draw:style-name="fr2" draw:name="Объект50" text:anchor-type="as-char" svg:y="-0.1484in" svg:width="0.1299in" svg:height="0.1846in" draw:z-index="52"><draw:object xlink:href="./Object 50" xlink:type="simple" xlink:show="embed" xlink:actuate="onLoad"/><draw:image xlink:href="./ObjectReplacements/Object 50" xlink:type="simple" xlink:show="embed" xlink:actuate="onLoad"/><svg:desc>формула</svg:desc></draw:frame> из формулы:</text:p>
      <text:p text:style-name="P25"><draw:frame draw:style-name="fr2" draw:name="Объект49" text:anchor-type="as-char" svg:y="-0.1484in" svg:width="2.3283in" svg:height="0.2091in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27"><text:tab/>Для обеспечения большей технологичности конструкции антенны длину всех щелей примем равной <draw:frame draw:style-name="fr2" draw:name="Объект51" text:anchor-type="as-char" svg:y="-0.1484in" svg:width="0.9043in" svg:height="0.1839in" draw:z-index="53"><draw:object xlink:href="./Object 51" xlink:type="simple" xlink:show="embed" xlink:actuate="onLoad"/><draw:image xlink:href="./ObjectReplacements/Object 51" xlink:type="simple" xlink:show="embed" xlink:actuate="onLoad"/></draw:frame>.</text:p>
      <text:p text:style-name="P27"><text:tab/>Поскольку <text:s/>каждая <text:s/>щель <text:s/>отдельно <text:s/>с <text:s/>волноводом <text:s/>не <text:s/>согласована, <text:s/>то <text:s/>все</text:p>
      <text:p text:style-name="P32"><text:s/></text:p>
      <text:p text:style-name="P27">отраженные <text:span text:style-name="T13">от щелей волны складываются синфазно и коэффициент отражения становится большим. В случае многощелевой резонансной антенны, для обеспечения её согласования с питающим волноводом при любом амплитудном распределении по раскрыву, часто используют короткозамыкающий поршень на её конце. При расстоянии между излучателями </text:span><text:span text:style-name="T13"><draw:frame draw:style-name="fr2" draw:name="Объект52" text:anchor-type="as-char" svg:y="-0.2453in" svg:width="0.2835in" svg:height="0.3945in" draw:z-index="55"><draw:object xlink:href="./Object 52" xlink:type="simple" xlink:show="embed" xlink:actuate="onLoad"/><draw:image xlink:href="./ObjectReplacements/Object 52" xlink:type="simple" xlink:show="embed" xlink:actuate="onLoad"/></draw:frame></text:span><text:span text:style-name="T13">и расстоянии от центра последней щели до поршня </text:span><text:span text:style-name="T13"><draw:frame draw:style-name="fr2" draw:name="Объект53" text:anchor-type="as-char" svg:y="-0.2791in" svg:width="0.848in" svg:height="0.4291in" draw:z-index="56"><draw:object xlink:href="./Object 53" xlink:type="simple" xlink:show="embed" xlink:actuate="onLoad"/><draw:image xlink:href="./ObjectReplacements/Object 53" xlink:type="simple" xlink:show="embed" xlink:actuate="onLoad"/></draw:frame></text:span><text:span text:style-name="T13">, где </text:span><text:span text:style-name="T13"><draw:frame draw:style-name="fr2" draw:name="Объект54" text:anchor-type="as-char" svg:y="-0.1583in" svg:width="0.8138in" svg:height="0.2047in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13">, в случае продольных щелей коэффициент отражения на выходе антенны равен нулю, если сумма проводимостей всех щелей </text:span><text:span text:style-name="T13"><draw:frame draw:style-name="fr2" draw:name="Объект55" text:anchor-type="as-char" svg:y="-0.2807in" svg:width="1.1429in" svg:height="0.4484in" draw:z-index="58"><draw:object xlink:href="./Object 55" xlink:type="simple" xlink:show="embed" xlink:actuate="onLoad"/><draw:image xlink:href="./ObjectReplacements/Object 55" xlink:type="simple" xlink:show="embed" xlink:actuate="onLoad"/></draw:frame></text:span><text:span text:style-name="T13">, что соответствует нашему случаю, так как все щели резонансные и сумма их проводимостей равна еденице. Расстояние от центра последней щели до поршня равно: </text:span><text:span text:style-name="T13"><draw:frame draw:style-name="fr2" draw:name="Объект56" text:anchor-type="as-char" svg:y="-0.2654in" svg:width="1.7937in" svg:height="0.4146in" draw:z-index="59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27"><text:span text:style-name="T13"><text:tab/>Коэффициент усиления антенны:</text:span></text:p>
      <text:p text:style-name="P28"><text:span text:style-name="T13"><draw:frame draw:style-name="fr2" draw:name="Объект57" text:anchor-type="as-char" svg:y="-0.1484in" svg:width="1.7701in" svg:height="0.2098in" draw:z-index="60"><draw:object xlink:href="./Object 57" xlink:type="simple" xlink:show="embed" xlink:actuate="onLoad"/><draw:image xlink:href="./ObjectReplacements/Object 57" xlink:type="simple" xlink:show="embed" xlink:actuate="onLoad"/></draw:frame></text:span><text:span text:style-name="T13">,</text:span></text:p>
      <text:p text:style-name="P29"><text:span text:style-name="T13">г</text:span>де <draw:frame draw:style-name="fr2" draw:name="Объект58" text:anchor-type="as-char" svg:y="-0.0839in" svg:width="0.2563in" svg:height="0.1453in" draw:z-index="61"><draw:object xlink:href="./Object 58" xlink:type="simple" xlink:show="embed" xlink:actuate="onLoad"/><draw:image xlink:href="./ObjectReplacements/Object 58" xlink:type="simple" xlink:show="embed" xlink:actuate="onLoad"/></draw:frame>– коэффициент полезного действия (КПД) антенны. У резонансных волноводно-щелевых антенн (ВЩА) с короткозамкнутым поршнем на конце КПД близок к еденице.</text:p>
      <text:p text:style-name="P27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23T21:41:03.538744781</dc:date>
    <meta:editing-duration>PT6H8M47S</meta:editing-duration>
    <meta:editing-cycles>25</meta:editing-cycles>
    <meta:generator>LibreOffice/4.1.2.3$Linux_X86_64 LibreOffice_project/410m0$Build-3</meta:generator>
    <meta:document-statistic meta:table-count="0" meta:image-count="0" meta:object-count="58" meta:page-count="4" meta:paragraph-count="42" meta:word-count="498" meta:character-count="3963" meta:non-whitespace-character-count="3446"/>
  </office:meta>
</office:document-meta>
</file>

<file path=Object 1/content.xml><?xml version="1.0" encoding="utf-8"?>
<math xmlns="http://www.w3.org/1998/Math/MathML">
  <semantics>
    <mrow>
      <mrow>
        <mi>d</mi>
        <mo stretchy="false">=</mo>
        <mfrac>
          <msub>
            <mo stretchy="false">λ</mo>
            <mi>В</mi>
          </msub>
          <mn>2</mn>
        </mfrac>
      </mrow>
    </mrow>
    <annotation encoding="StarMath 5.0">d = %lambda_В over 2</annotation>
  </semantics>
</math>
</file>

<file path=Object 10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11/content.xml><?xml version="1.0" encoding="utf-8"?>
<math xmlns="http://www.w3.org/1998/Math/MathML">
  <semantics>
    <mrow>
      <msub>
        <mo stretchy="false">λ</mo>
        <mi>В</mi>
      </msub>
    </mrow>
    <annotation encoding="StarMath 5.0">%lambda_В</annotation>
  </semantics>
</math>
</file>

<file path=Object 12/content.xml><?xml version="1.0" encoding="utf-8"?>
<math xmlns="http://www.w3.org/1998/Math/MathML">
  <semantics>
    <mrow>
      <mi>a</mi>
    </mrow>
    <annotation encoding="StarMath 5.0">a</annotation>
  </semantics>
</math>
</file>

<file path=Object 13/content.xml><?xml version="1.0" encoding="utf-8"?>
<math xmlns="http://www.w3.org/1998/Math/MathML">
  <semantics>
    <mrow>
      <mi>b</mi>
    </mrow>
    <annotation encoding="StarMath 5.0">b</annotation>
  </semantics>
</math>
</file>

<file path=Object 14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15/content.xml><?xml version="1.0" encoding="utf-8"?>
<math xmlns="http://www.w3.org/1998/Math/MathML">
  <semantics>
    <mrow>
      <msub>
        <mi>x</mi>
        <mn>1</mn>
      </msub>
    </mrow>
    <annotation encoding="StarMath 5.0">x_1</annotation>
  </semantics>
</math>
</file>

<file path=Object 16/content.xml><?xml version="1.0" encoding="utf-8"?>
<math xmlns="http://www.w3.org/1998/Math/MathML">
  <semantics>
    <mrow>
      <mi>g</mi>
    </mrow>
    <annotation encoding="StarMath 5.0">g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o stretchy="false">=</mo>
        <mrow>
          <mfrac>
            <mi>a</mi>
            <mo stretchy="false">π</mo>
          </mfrac>
          <mo stretchy="false">⋅</mo>
          <mi>arcsin</mi>
        </mrow>
      </mrow>
      <mfenced open="(" close=")">
        <mrow>
          <msqrt>
            <mrow>
              <mfrac>
                <mi>g</mi>
                <mrow>
                  <mrow>
                    <mrow>
                      <mrow>
                        <mn>2,09</mn>
                        <mo stretchy="false">⋅</mo>
                        <mrow>
                          <mfrac>
                            <mi>a</mi>
                            <mi>b</mi>
                          </mfrac>
                        </mrow>
                      </mrow>
                      <mo stretchy="false">⋅</mo>
                      <mrow>
                        <mfrac>
                          <msub>
                            <mo stretchy="false">λ</mo>
                            <mi>B</mi>
                          </msub>
                          <mo stretchy="false">λ</mo>
                        </mfrac>
                      </mrow>
                    </mrow>
                    <mo stretchy="false">⋅</mo>
                    <msup>
                      <mi>cos</mi>
                      <mn>2</mn>
                    </msup>
                  </mrow>
                  <mfenced open="(" close=")">
                    <mrow>
                      <mrow>
                        <mrow>
                          <mfrac>
                            <mo stretchy="false">π</mo>
                            <mn>2</mn>
                          </mfrac>
                        </mrow>
                        <mo stretchy="false">⋅</mo>
                        <mrow>
                          <mfrac>
                            <mo stretchy="false">λ</mo>
                            <msub>
                              <mo stretchy="false">λ</mo>
                              <mi>B</mi>
                            </msub>
                          </mfrac>
                        </mrow>
                      </mrow>
                    </mrow>
                  </mfenced>
                </mrow>
              </mfrac>
            </mrow>
          </msqrt>
        </mrow>
      </mfenced>
    </mrow>
    <annotation encoding="StarMath 5.0">x_1 = a over %pi cdot arcsin left (
		sqrt {
			g over {2,09 cdot {a over b} cdot {%lambda_B over %lambda} cdot
					 	cos^2 left (
					 		{%pi over 2} cdot {%lambda over %lambda_B}
						right )
					 }
		}
	right )</annotation>
  </semantics>
</math>
</file>

<file path=Object 18/content.xml><?xml version="1.0" encoding="utf-8"?>
<math xmlns="http://www.w3.org/1998/Math/MathML">
  <semantics>
    <mrow>
      <mi>g</mi>
    </mrow>
    <annotation encoding="StarMath 5.0">g</annotation>
  </semantics>
</math>
</file>

<file path=Object 19/content.xml><?xml version="1.0" encoding="utf-8"?>
<math xmlns="http://www.w3.org/1998/Math/MathML">
  <semantics>
    <mrow>
      <mrow>
        <msub>
          <mi>x</mi>
          <mrow>
            <msub>
              <mn>1</mn>
              <mn>1</mn>
            </msub>
          </mrow>
        </msub>
        <mo stretchy="false">=</mo>
        <mn>5,132</mn>
      </mrow>
      <mi mathvariant="italic">мм</mi>
      <mi>;</mi>
    </mrow>
    <annotation encoding="StarMath 5.0">x_{1_1} = 5,132 мм;</annotation>
  </semantics>
</math>
</file>

<file path=Object 2/content.xml><?xml version="1.0" encoding="utf-8"?>
<math xmlns="http://www.w3.org/1998/Math/MathML">
  <semantics>
    <mrow>
      <mrow>
        <mi>g</mi>
        <mo stretchy="false">=</mo>
        <mfrac>
          <mrow>
            <msub>
              <mi>g</mi>
              <mi mathvariant="italic">вх</mi>
            </msub>
            <mo stretchy="false">⋅</mo>
            <mrow>
              <msup>
                <mi>f</mi>
                <mn>2</mn>
              </msup>
              <mrow>
                <mo stretchy="false">(</mo>
                <mrow>
                  <msub>
                    <mi>z</mi>
                    <mi>n</mi>
                  </msub>
                </mrow>
                <mo stretchy="false">)</mo>
              </mrow>
            </mrow>
          </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sup>
                <mi>f</mi>
                <mn>2</mn>
              </msup>
            </mrow>
            <mrow>
              <mo stretchy="false">(</mo>
              <mrow>
                <msub>
                  <mi>z</mi>
                  <mi>n</mi>
                </msub>
              </mrow>
              <mo stretchy="false">)</mo>
            </mrow>
          </mrow>
        </mfrac>
      </mrow>
    </mrow>
    <annotation encoding="StarMath 5.0">g = g_вх cdot {f^2(z_n)} over {sum from n=1 to N f^2(z_n)}</annotation>
  </semantics>
</math>
</file>

<file path=Object 20/content.xml><?xml version="1.0" encoding="utf-8"?>
<math xmlns="http://www.w3.org/1998/Math/MathML">
  <semantics>
    <mrow>
      <mrow>
        <mrow>
          <msub>
            <mi>g</mi>
            <mn>1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1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209205</mn>
      </mrow>
      <mi>;</mi>
    </mrow>
    <annotation encoding="StarMath 5.0">g_1 = {1 cdot {{1^2} over {4,780}}} = 0,209205;</annotation>
  </semantics>
</math>
</file>

<file path=Object 21/content.xml><?xml version="1.0" encoding="utf-8"?>
<math xmlns="http://www.w3.org/1998/Math/MathML">
  <semantics>
    <mrow>
      <mrow>
        <mrow>
          <msub>
            <mi>g</mi>
            <mn>2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86982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158282</mn>
      </mrow>
      <mi>;</mi>
    </mrow>
    <annotation encoding="StarMath 5.0">g_2 = {1 cdot {{0,86982^2} over {4,780}}} = 0,158282;</annotation>
  </semantics>
</math>
</file>

<file path=Object 22/content.xml><?xml version="1.0" encoding="utf-8"?>
<math xmlns="http://www.w3.org/1998/Math/MathML">
  <semantics>
    <mrow>
      <mrow>
        <mrow>
          <msub>
            <mi>g</mi>
            <mn>3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64975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88321</mn>
      </mrow>
      <mi>;</mi>
    </mrow>
    <annotation encoding="StarMath 5.0">g_3 = {1 cdot {{0,64975^2} over {4,780}}} = 0,088321;</annotation>
  </semantics>
</math>
</file>

<file path=Object 23/content.xml><?xml version="1.0" encoding="utf-8"?>
<math xmlns="http://www.w3.org/1998/Math/MathML">
  <semantics>
    <mrow>
      <mrow>
        <mrow>
          <msub>
            <mi>g</mi>
            <mn>4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40331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34029</mn>
      </mrow>
      <mi>;</mi>
    </mrow>
    <annotation encoding="StarMath 5.0">g_4 = {1 cdot {{0,40331^2} over {4,780}}} = 0,034029;</annotation>
  </semantics>
</math>
</file>

<file path=Object 24/content.xml><?xml version="1.0" encoding="utf-8"?>
<math xmlns="http://www.w3.org/1998/Math/MathML">
  <semantics>
    <mrow>
      <mrow>
        <msub>
          <mi>x</mi>
          <mrow>
            <msub>
              <mn>1</mn>
              <mn>2</mn>
            </msub>
          </mrow>
        </msub>
        <mo stretchy="false">=</mo>
        <mn>4,400</mn>
      </mrow>
      <mi mathvariant="italic">мм</mi>
      <mi>;</mi>
    </mrow>
    <annotation encoding="StarMath 5.0">x_{1_2} = 4,400 мм;</annotation>
  </semantics>
</math>
</file>

<file path=Object 25/content.xml><?xml version="1.0" encoding="utf-8"?>
<math xmlns="http://www.w3.org/1998/Math/MathML">
  <semantics>
    <mrow>
      <mrow>
        <msub>
          <mi>x</mi>
          <mrow>
            <msub>
              <mn>1</mn>
              <mn>3</mn>
            </msub>
          </mrow>
        </msub>
        <mo stretchy="false">=</mo>
        <mn>3,227</mn>
      </mrow>
      <mi mathvariant="italic">мм</mi>
      <mi>;</mi>
    </mrow>
    <annotation encoding="StarMath 5.0">x_{1_3} = 3,227 мм;</annotation>
  </semantics>
</math>
</file>

<file path=Object 26/content.xml><?xml version="1.0" encoding="utf-8"?>
<math xmlns="http://www.w3.org/1998/Math/MathML">
  <semantics>
    <mrow>
      <mrow>
        <msub>
          <mi>x</mi>
          <mrow>
            <msub>
              <mn>1</mn>
              <mn>4</mn>
            </msub>
          </mrow>
        </msub>
        <mo stretchy="false">=</mo>
        <mn>1,977</mn>
      </mrow>
      <mi mathvariant="italic">мм</mi>
      <mi>;</mi>
    </mrow>
    <annotation encoding="StarMath 5.0">x_{1_4} = 1,977 мм;</annotation>
  </semantics>
</math>
</file>

<file path=Object 27/content.xml><?xml version="1.0" encoding="utf-8"?>
<math xmlns="http://www.w3.org/1998/Math/MathML">
  <semantics>
    <mrow>
      <mrow>
        <msub>
          <mi>x</mi>
          <mrow>
            <msub>
              <mn>1</mn>
              <mn>5</mn>
            </msub>
          </mrow>
        </msub>
        <mo stretchy="false">=</mo>
        <mn>1,072</mn>
      </mrow>
      <mi mathvariant="italic">мм</mi>
    </mrow>
    <annotation encoding="StarMath 5.0">x_{1_5} = 1,072 мм</annotation>
  </semantics>
</math>
</file>

<file path=Object 28/content.xml><?xml version="1.0" encoding="utf-8"?>
<math xmlns="http://www.w3.org/1998/Math/MathML">
  <semantics>
    <mrow>
      <mrow>
        <mrow>
          <msub>
            <mi>E</mi>
            <mi>щ</mi>
          </msub>
          <mo stretchy="false">=</mo>
          <mrow>
            <mfrac>
              <msub>
                <mi>U</mi>
                <mi>m</mi>
              </msub>
              <msub>
                <mi>d</mi>
                <mn>1</mn>
              </msub>
            </mfrac>
          </mrow>
        </mrow>
        <mo stretchy="false">⩽</mo>
        <mrow>
          <mfenced open="(" close=")">
            <mrow>
              <mrow>
                <mrow>
                  <mfrac>
                    <mn>1</mn>
                    <mn>2</mn>
                  </mfrac>
                </mrow>
                <mo stretchy="false">÷</mo>
                <mrow>
                  <mfrac>
                    <mn>1</mn>
                    <mn>3</mn>
                  </mfrac>
                </mrow>
              </mrow>
            </mrow>
          </mfenced>
          <mo stretchy="false">⋅</mo>
          <msub>
            <mi>E</mi>
            <mi mathvariant="italic">пр</mi>
          </msub>
        </mrow>
      </mrow>
    </mrow>
    <annotation encoding="StarMath 5.0">E_щ = {U_m over d_1} leslant left (
		{1 over 2} div  {1 over 3}
	right ) cdot E_пр</annotation>
  </semantics>
</math>
</file>

<file path=Object 29/content.xml><?xml version="1.0" encoding="utf-8"?>
<math xmlns="http://www.w3.org/1998/Math/MathML">
  <semantics>
    <mrow>
      <msub>
        <mi>U</mi>
        <mi>m</mi>
      </msub>
    </mrow>
    <annotation encoding="StarMath 5.0">U_m</annotation>
  </semantics>
</math>
</file>

<file path=Object 3/content.xml><?xml version="1.0" encoding="utf-8"?>
<math xmlns="http://www.w3.org/1998/Math/MathML">
  <semantics>
    <mrow>
      <mi>f</mi>
      <mrow>
        <mo stretchy="false">(</mo>
        <mrow>
          <msub>
            <mi>z</mi>
            <mi>n</mi>
          </msub>
        </mrow>
        <mo stretchy="false">)</mo>
      </mrow>
    </mrow>
    <annotation encoding="StarMath 5.0">f(z_n)</annotation>
  </semantics>
</math>
</file>

<file path=Object 30/content.xml><?xml version="1.0" encoding="utf-8"?>
<math xmlns="http://www.w3.org/1998/Math/MathML">
  <semantics>
    <mrow>
      <msub>
        <mi>E</mi>
        <mi mathvariant="italic">пр</mi>
      </msub>
    </mrow>
    <annotation encoding="StarMath 5.0">E_пр</annotation>
  </semantics>
</math>
</file>

<file path=Object 31/content.xml><?xml version="1.0" encoding="utf-8"?>
<math xmlns="http://www.w3.org/1998/Math/MathML">
  <semantics>
    <mrow>
      <mrow>
        <msub>
          <mi>E</mi>
          <mi mathvariant="italic">пр</mi>
        </msub>
        <mo stretchy="false">=</mo>
        <mn>30</mn>
      </mrow>
      <mfrac>
        <mi mathvariant="italic">кВт</mi>
        <mi mathvariant="italic">см</mi>
      </mfrac>
    </mrow>
    <annotation encoding="StarMath 5.0">E_пр = 30 кВт over см</annotation>
  </semantics>
</math>
</file>

<file path=Object 32/content.xml><?xml version="1.0" encoding="utf-8"?>
<math xmlns="http://www.w3.org/1998/Math/MathML">
  <semantics>
    <mrow>
      <mrow>
        <msub>
          <mi>U</mi>
          <mi>m</mi>
        </msub>
        <mo stretchy="false">=</mo>
        <msqrt>
          <mrow>
            <mfrac>
              <mrow>
                <mrow>
                  <mn>2</mn>
                  <mo stretchy="false">⋅</mo>
                  <mi>P</mi>
                </mrow>
                <mo stretchy="false">⋅</mo>
                <msub>
                  <mi>g</mi>
                  <mn>1</mn>
                </msub>
              </mrow>
              <msub>
                <mi>G</mi>
                <mo stretchy="false">Σ</mo>
              </msub>
            </mfrac>
          </mrow>
        </msqrt>
      </mrow>
    </mrow>
    <annotation encoding="StarMath 5.0">U_m = sqrt {
			2 cdot P cdot g_1 over G_%SIGMA
		}</annotation>
  </semantics>
</math>
</file>

<file path=Object 33/content.xml><?xml version="1.0" encoding="utf-8"?>
<math xmlns="http://www.w3.org/1998/Math/MathML">
  <semantics>
    <mrow>
      <mi>P</mi>
    </mrow>
    <annotation encoding="StarMath 5.0">P</annotation>
  </semantics>
</math>
</file>

<file path=Object 34/content.xml><?xml version="1.0" encoding="utf-8"?>
<math xmlns="http://www.w3.org/1998/Math/MathML">
  <semantics>
    <mrow>
      <msub>
        <mi>G</mi>
        <mo stretchy="false">Σ</mo>
      </msub>
    </mrow>
    <annotation encoding="StarMath 5.0">G_%SIGMA</annotation>
  </semantics>
</math>
</file>

<file path=Object 35/content.xml><?xml version="1.0" encoding="utf-8"?>
<math xmlns="http://www.w3.org/1998/Math/MathML">
  <semantics>
    <mrow>
      <msub>
        <mi>g</mi>
        <mn>1</mn>
      </msub>
    </mrow>
    <annotation encoding="StarMath 5.0">g_1</annotation>
  </semantics>
</math>
</file>

<file path=Object 36/content.xml><?xml version="1.0" encoding="utf-8"?>
<math xmlns="http://www.w3.org/1998/Math/MathML">
  <semantics>
    <mrow>
      <mrow>
        <msub>
          <mi>G</mi>
          <mo stretchy="false">Σ</mo>
        </msub>
        <mo stretchy="false">≈</mo>
        <mfrac>
          <mrow>
            <mrow>
              <mn>0,9</mn>
              <mo stretchy="false">⋅</mo>
              <msub>
                <mi>R</mi>
                <mo stretchy="false">Σ</mo>
              </msub>
            </mrow>
          </mrow>
          <mrow>
            <mrow>
              <mn>2</mn>
              <mo stretchy="false">⋅</mo>
              <msup>
                <mrow>
                  <mo stretchy="false">(</mo>
                  <mrow>
                    <mrow>
                      <mn>60</mn>
                      <mo stretchy="false">⋅</mo>
                      <mo stretchy="false">π</mo>
                    </mrow>
                  </mrow>
                  <mo stretchy="false">)</mo>
                </mrow>
                <mn>2</mn>
              </msup>
            </mrow>
          </mrow>
        </mfrac>
      </mrow>
    </mrow>
    <annotation encoding="StarMath 5.0">G_%SIGMA approx {0,9 cdot R_%SIGMA} over {2 cdot (60 cdot %pi)^2}</annotation>
  </semantics>
</math>
</file>

<file path=Object 37/content.xml><?xml version="1.0" encoding="utf-8"?>
<math xmlns="http://www.w3.org/1998/Math/MathML">
  <semantics>
    <mrow>
      <msub>
        <mi>R</mi>
        <mo stretchy="false">Σ</mo>
      </msub>
    </mrow>
    <annotation encoding="StarMath 5.0">R_%SIGMA</annotation>
  </semantics>
</math>
</file>

<file path=Object 38/content.xml><?xml version="1.0" encoding="utf-8"?>
<math xmlns="http://www.w3.org/1998/Math/MathML">
  <semantics>
    <mrow>
      <mrow>
        <mrow>
          <msub>
            <mi>G</mi>
            <mo stretchy="false">Σ</mo>
          </msub>
          <mo stretchy="false">≈</mo>
          <mfrac>
            <mrow>
              <mrow>
                <mn>0,9</mn>
                <mo stretchy="false">⋅</mo>
                <mn>73</mn>
              </mrow>
              <mi mathvariant="italic">Ом</mi>
            </mrow>
            <mrow>
              <mrow>
                <mn>2</mn>
                <mo stretchy="false">⋅</mo>
                <msup>
                  <mfenced open="(" close=")">
                    <mrow>
                      <mrow>
                        <mn>60</mn>
                        <mo stretchy="false">⋅</mo>
                        <mo stretchy="false">π</mo>
                      </mrow>
                    </mrow>
                  </mfenced>
                  <mn>2</mn>
                </msup>
              </mrow>
            </mrow>
          </mfrac>
        </mrow>
        <mo stretchy="false">=</mo>
        <mrow>
          <mn>924,56</mn>
          <mo stretchy="false">⋅</mo>
          <msup>
            <mn>10</mn>
            <mrow>
              <mo stretchy="false">−</mo>
              <mn>6</mn>
            </mrow>
          </msup>
        </mrow>
      </mrow>
      <mi mathvariant="italic">Ом</mi>
    </mrow>
    <annotation encoding="StarMath 5.0">G_%SIGMA approx {0,9 cdot 73 Ом} over 
	{2 cdot 
		left (
			60 cdot %pi
		right )^2
	} 
= 924,56 cdot 10^-6 Ом</annotation>
  </semantics>
</math>
</file>

<file path=Object 39/content.xml><?xml version="1.0" encoding="utf-8"?>
<math xmlns="http://www.w3.org/1998/Math/MathML">
  <semantics>
    <mrow>
      <mrow>
        <mrow>
          <msub>
            <mi>U</mi>
            <mi>m</mi>
          </msub>
          <mo stretchy="false">=</mo>
          <msqrt>
            <mrow>
              <mfrac>
                <mrow>
                  <mrow>
                    <mrow>
                      <mrow>
                        <mn>2</mn>
                        <mo stretchy="false">⋅</mo>
                        <mn>0,18</mn>
                      </mrow>
                      <mo stretchy="false">⋅</mo>
                      <msup>
                        <mn>10</mn>
                        <mn>3</mn>
                      </msup>
                    </mrow>
                    <mo stretchy="false">⋅</mo>
                    <mn>0,209205</mn>
                  </mrow>
                </mrow>
                <mrow>
                  <mrow>
                    <mn>924,56</mn>
                    <mo stretchy="false">⋅</mo>
                    <msup>
                      <mn>10</mn>
                      <mrow>
                        <mo stretchy="false">−</mo>
                        <mn>6</mn>
                      </mrow>
                    </msup>
                  </mrow>
                </mrow>
              </mfrac>
            </mrow>
          </msqrt>
        </mrow>
        <mo stretchy="false">=</mo>
        <mn>285</mn>
      </mrow>
      <mi>B</mi>
    </mrow>
    <annotation encoding="StarMath 5.0">U_m = sqrt {
	{2 cdot 0,18 cdot 10^3 cdot 0,209205} over
	{924,56 cdot 10^-6}
} = 285 B
</annotation>
  </semantics>
</math>
</file>

<file path=Object 4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40/content.xml><?xml version="1.0" encoding="utf-8"?>
<math xmlns="http://www.w3.org/1998/Math/MathML">
  <semantics>
    <mrow>
      <mrow>
        <msub>
          <mi>d</mi>
          <mn>1</mn>
        </msub>
        <mo stretchy="false">⩾</mo>
        <mrow>
          <mo stretchy="false">(</mo>
          <mrow>
            <mrow>
              <mn>2</mn>
              <mo stretchy="false">÷</mo>
              <mn>3</mn>
            </mrow>
          </mrow>
          <mo stretchy="false">)</mo>
        </mrow>
      </mrow>
      <mfrac>
        <msub>
          <mi>U</mi>
          <mi>m</mi>
        </msub>
        <msub>
          <mi>E</mi>
          <mi mathvariant="italic">пред</mi>
        </msub>
      </mfrac>
    </mrow>
    <annotation encoding="StarMath 5.0">d_1 geslant (2 div 3) U_m over E_пред</annotation>
  </semantics>
</math>
</file>

<file path=Object 41/content.xml><?xml version="1.0" encoding="utf-8"?>
<math xmlns="http://www.w3.org/1998/Math/MathML">
  <semantics>
    <mrow>
      <mrow>
        <mrow>
          <msub>
            <mi>d</mi>
            <mn>1</mn>
          </msub>
          <mo stretchy="false">=</mo>
          <mfrac>
            <mrow>
              <mn>3</mn>
              <mo stretchy="false">⋅</mo>
              <mrow>
                <mn>285</mn>
                <mi>B</mi>
              </mrow>
            </mrow>
            <mrow>
              <mrow>
                <mn>30</mn>
                <mo stretchy="false">⋅</mo>
                <msup>
                  <mn>10</mn>
                  <mn>3</mn>
                </msup>
              </mrow>
              <mfrac>
                <mi>В</mi>
                <mi mathvariant="italic">см</mi>
              </mfrac>
            </mrow>
          </mfrac>
        </mrow>
        <mo stretchy="false">=</mo>
        <mn>0,0285</mn>
      </mrow>
      <mrow>
        <mi mathvariant="italic">см</mi>
        <mo stretchy="false">≈</mo>
        <mn>0,3</mn>
      </mrow>
      <mi mathvariant="italic">мм</mi>
    </mrow>
    <annotation encoding="StarMath 5.0">d_1 = 3 cdot {285 B} over {30 cdot 10^3 В over см} = 0,0285 см approx 0,3 мм
</annotation>
  </semantics>
</math>
</file>

<file path=Object 42/content.xml><?xml version="1.0" encoding="utf-8"?>
<math xmlns="http://www.w3.org/1998/Math/MathML">
  <semantics>
    <mrow>
      <mrow>
        <msub>
          <mi>d</mi>
          <mn>1</mn>
        </msub>
        <mo stretchy="false">=</mo>
        <mn>0,3</mn>
      </mrow>
      <mi mathvariant="italic">мм</mi>
    </mrow>
    <annotation encoding="StarMath 5.0">d_1 = 0,3 мм</annotation>
  </semantics>
</math>
</file>

<file path=Object 43/content.xml><?xml version="1.0" encoding="utf-8"?>
<math xmlns="http://www.w3.org/1998/Math/MathML">
  <semantics>
    <mrow>
      <mrow>
        <mfrac>
          <mrow>
            <mo stretchy="false">Δ</mo>
            <mi>l</mi>
          </mrow>
          <msub>
            <mi>l</mi>
            <mi mathvariant="italic">ид</mi>
          </msub>
        </mfrac>
        <mo stretchy="false">=</mo>
        <mrow>
          <mrow>
            <mo stretchy="false">−</mo>
            <mn>0,225</mn>
          </mrow>
          <mo stretchy="false">⋅</mo>
          <mfenced open="(" close=")">
            <mrow>
              <mi>ln</mi>
              <mrow>
                <mfenced open="(" close=")">
                  <mrow>
                    <mfrac>
                      <msub>
                        <mi>l</mi>
                        <mi mathvariant="italic">ид</mi>
                      </msub>
                      <mi>a</mi>
                    </mfrac>
                  </mrow>
                </mfenced>
                <mo stretchy="false">−</mo>
                <mn>1</mn>
              </mrow>
            </mrow>
          </mfenced>
        </mrow>
      </mrow>
    </mrow>
    <annotation encoding="StarMath 5.0">{%DELTA l }over l_ид = 
-0,225 cdot left ( 
	ln left (
		l_ид over a
	right ) - 1
right ) </annotation>
  </semantics>
</math>
</file>

<file path=Object 44/content.xml><?xml version="1.0" encoding="utf-8"?>
<math xmlns="http://www.w3.org/1998/Math/MathML">
  <semantics>
    <mrow>
      <mrow>
        <mrow>
          <mrow>
            <mi>a</mi>
            <mo stretchy="false">=</mo>
            <mfrac>
              <mi>d</mi>
              <mn>4</mn>
            </mfrac>
          </mrow>
          <mo stretchy="false">=</mo>
          <mfrac>
            <mrow>
              <mn>2,322</mn>
              <mi mathvariant="italic">см</mi>
            </mrow>
            <mn>4</mn>
          </mfrac>
        </mrow>
        <mo stretchy="false">=</mo>
        <mn>0,581</mn>
      </mrow>
      <mi mathvariant="italic">см</mi>
    </mrow>
    <annotation encoding="StarMath 5.0">a = d over 4 = {2,322 см} over 4 = 0,581 см</annotation>
  </semantics>
</math>
</file>

<file path=Object 45/content.xml><?xml version="1.0" encoding="utf-8"?>
<math xmlns="http://www.w3.org/1998/Math/MathML">
  <semantics>
    <mrow>
      <mrow>
        <mrow>
          <mrow>
            <msub>
              <mi>l</mi>
              <mi mathvariant="italic">ид</mi>
            </msub>
            <mo stretchy="false">=</mo>
            <mfrac>
              <mo stretchy="false">λ</mo>
              <mn>4</mn>
            </mfrac>
          </mrow>
          <mo stretchy="false">=</mo>
          <mfrac>
            <mrow>
              <mn>3,6</mn>
              <mi mathvariant="italic">см</mi>
            </mrow>
            <mn>4</mn>
          </mfrac>
        </mrow>
        <mo stretchy="false">=</mo>
        <mn>0,9</mn>
      </mrow>
      <mi mathvariant="italic">см</mi>
    </mrow>
    <annotation encoding="StarMath 5.0">l_ид = %lambda over 4 = {3,6 см} over 4 = 0,9 см</annotation>
  </semantics>
</math>
</file>

<file path=Object 46/content.xml><?xml version="1.0" encoding="utf-8"?>
<math xmlns="http://www.w3.org/1998/Math/MathML">
  <semantics>
    <mrow>
      <mo stretchy="false">Δ</mo>
      <mi>l</mi>
    </mrow>
    <annotation encoding="StarMath 5.0">%DELTA l</annotation>
  </semantics>
</math>
</file>

<file path=Object 47/content.xml><?xml version="1.0" encoding="utf-8"?>
<math xmlns="http://www.w3.org/1998/Math/MathML">
  <semantics>
    <mrow>
      <mo stretchy="false">Δ</mo>
      <mrow>
        <mrow>
          <mrow>
            <mi>l</mi>
            <mo stretchy="false">=</mo>
            <mrow>
              <mrow>
                <mrow>
                  <mo stretchy="false">−</mo>
                  <mn>0,225</mn>
                </mrow>
                <mo stretchy="false">⋅</mo>
                <msub>
                  <mi>l</mi>
                  <mi mathvariant="italic">ид</mi>
                </msub>
              </mrow>
              <mo stretchy="false">⋅</mo>
              <mfenced open="(" close=")">
                <mrow>
                  <mi>ln</mi>
                  <mrow>
                    <mfenced open="(" close=")">
                      <mrow>
                        <mfrac>
                          <msub>
                            <mi>l</mi>
                            <mi mathvariant="italic">ид</mi>
                          </msub>
                          <mi>a</mi>
                        </mfrac>
                      </mrow>
                    </mfenced>
                    <mo stretchy="false">−</mo>
                    <mn>1</mn>
                  </mrow>
                </mrow>
              </mfenced>
            </mrow>
          </mrow>
          <mo stretchy="false">=</mo>
          <mrow>
            <mrow>
              <mrow>
                <mo stretchy="false">−</mo>
                <mn>0,225</mn>
              </mrow>
              <mo stretchy="false">⋅</mo>
              <mn>0,9</mn>
            </mrow>
            <mo stretchy="false">⋅</mo>
            <mfenced open="(" close=")">
              <mrow>
                <mi>ln</mi>
                <mrow>
                  <mfenced open="(" close=")">
                    <mrow>
                      <mfrac>
                        <mn>0,9</mn>
                        <mn>0,581</mn>
                      </mfrac>
                    </mrow>
                  </mfenced>
                  <mo stretchy="false">−</mo>
                  <mn>1</mn>
                </mrow>
              </mrow>
            </mfenced>
          </mrow>
        </mrow>
        <mo stretchy="false">=</mo>
        <mn>0,114</mn>
      </mrow>
      <mi mathvariant="italic">см</mi>
    </mrow>
    <annotation encoding="StarMath 5.0">%DELTA l = -0,225 cdot l_ид cdot 
left (
	ln left (
			l_ид over a
		right ) - 1
right ) = -0,225 cdot 0,9 cdot left (
	ln left (
			0,9 over 0,581
		right ) -1
right ) = 0,114 см
	</annotation>
  </semantics>
</math>
</file>

<file path=Object 48/content.xml><?xml version="1.0" encoding="utf-8"?>
<math xmlns="http://www.w3.org/1998/Math/MathML">
  <semantics>
    <mrow>
      <mrow>
        <mn>2</mn>
        <mo stretchy="false">⋅</mo>
        <mi>l</mi>
      </mrow>
    </mrow>
    <annotation encoding="StarMath 5.0">2 cdot l</annotation>
  </semantics>
</math>
</file>

<file path=Object 49/content.xml><?xml version="1.0" encoding="utf-8"?>
<math xmlns="http://www.w3.org/1998/Math/MathML">
  <semantics>
    <mrow>
      <mrow>
        <mi>l</mi>
        <mo stretchy="false">=</mo>
        <mrow>
          <msub>
            <mi>l</mi>
            <mi mathvariant="italic">ид</mi>
          </msub>
          <mo stretchy="false">−</mo>
          <mo stretchy="false">Δ</mo>
        </mrow>
      </mrow>
      <mrow>
        <mrow>
          <mi>l</mi>
          <mo stretchy="false">=</mo>
          <mrow>
            <mn>0,9</mn>
            <mo stretchy="false">−</mo>
            <mn>0,114</mn>
          </mrow>
        </mrow>
        <mo stretchy="false">=</mo>
        <mn>0,786</mn>
      </mrow>
      <mi mathvariant="italic">см</mi>
    </mrow>
    <annotation encoding="StarMath 5.0">l = l_ид - %DELTA l = 0,9 - 0,114 = 0,786 см</annotation>
  </semantics>
</math>
</file>

<file path=Object 5/content.xml><?xml version="1.0" encoding="utf-8"?>
<math xmlns="http://www.w3.org/1998/Math/MathML">
  <semantics>
    <mrow>
      <msub>
        <mi>g</mi>
        <mi mathvariant="italic">вх</mi>
      </msub>
    </mrow>
    <annotation encoding="StarMath 5.0">g_вх</annotation>
  </semantics>
</math>
</file>

<file path=Object 50/content.xml><?xml version="1.0" encoding="utf-8"?>
<math xmlns="http://www.w3.org/1998/Math/MathML">
  <semantics>
    <mrow>
      <mi>l</mi>
    </mrow>
    <annotation encoding="StarMath 5.0">l</annotation>
  </semantics>
</math>
</file>

<file path=Object 51/content.xml><?xml version="1.0" encoding="utf-8"?>
<math xmlns="http://www.w3.org/1998/Math/MathML">
  <semantics>
    <mrow>
      <mrow>
        <mrow>
          <mn>2</mn>
          <mo stretchy="false">⋅</mo>
          <mi>l</mi>
        </mrow>
        <mo stretchy="false">=</mo>
        <mn>1,58</mn>
      </mrow>
      <mi mathvariant="italic">см</mi>
    </mrow>
    <annotation encoding="StarMath 5.0">2 cdot l = 1,58 см</annotation>
  </semantics>
</math>
</file>

<file path=Object 52/content.xml><?xml version="1.0" encoding="utf-8"?>
<math xmlns="http://www.w3.org/1998/Math/MathML">
  <semantics>
    <mrow>
      <mfrac>
        <msub>
          <mo stretchy="false">λ</mo>
          <mi>B</mi>
        </msub>
        <mn>2</mn>
      </mfrac>
    </mrow>
    <annotation encoding="StarMath 5.0">%lambda_B over 2</annotation>
  </semantics>
</math>
</file>

<file path=Object 53/content.xml><?xml version="1.0" encoding="utf-8"?>
<math xmlns="http://www.w3.org/1998/Math/MathML">
  <semantics>
    <mrow>
      <mfrac>
        <mrow>
          <msub>
            <mo stretchy="false">λ</mo>
            <mi>B</mi>
          </msub>
          <mfenced open="(" close=")">
            <mrow>
              <mrow>
                <mrow>
                  <mn>2</mn>
                  <mo stretchy="false">⋅</mo>
                  <mi>p</mi>
                </mrow>
                <mo stretchy="false">−</mo>
                <mn>1</mn>
              </mrow>
            </mrow>
          </mfenced>
        </mrow>
        <mrow>
          <mn>4</mn>
        </mrow>
      </mfrac>
    </mrow>
    <annotation encoding="StarMath 5.0">{%lambda_B left ( 2 cdot p - 1 right )} over {4}</annotation>
  </semantics>
</math>
</file>

<file path=Object 54/content.xml><?xml version="1.0" encoding="utf-8"?>
<math xmlns="http://www.w3.org/1998/Math/MathML">
  <semantics>
    <mrow>
      <mrow>
        <mi>p</mi>
        <mo stretchy="false">=</mo>
        <mfenced open="(" close=")">
          <mrow>
            <mn>1,</mn>
            <mn>2,</mn>
            <mn>...</mn>
          </mrow>
        </mfenced>
      </mrow>
    </mrow>
    <annotation encoding="StarMath 5.0">p = left ( 1, 2, ... right )</annotation>
  </semantics>
</math>
</file>

<file path=Object 55/content.xml><?xml version="1.0" encoding="utf-8"?>
<math xmlns="http://www.w3.org/1998/Math/MathML">
  <semantics>
    <mrow>
      <mrow>
        <mrow>
          <munderover>
            <mo stretchy="false">∑</mo>
            <mrow>
              <mi>n</mi>
              <mo stretchy="false">=</mo>
              <mn>1</mn>
            </mrow>
            <mi>N</mi>
          </munderover>
          <mfenced open="(" close=")">
            <mrow>
              <mrow>
                <msub>
                  <mi>g</mi>
                  <mi>n</mi>
                </msub>
                <mo stretchy="false">+</mo>
                <mrow>
                  <mi>j</mi>
                  <mo stretchy="false">⋅</mo>
                  <msub>
                    <mi>b</mi>
                    <mi>n</mi>
                  </msub>
                </mrow>
              </mrow>
            </mrow>
          </mfenced>
        </mrow>
        <mo stretchy="false">=</mo>
        <mn>1</mn>
      </mrow>
    </mrow>
    <annotation encoding="StarMath 5.0">sum from n=1 to N left ( g_n + j cdot b_n right ) = 1</annotation>
  </semantics>
</math>
</file>

<file path=Object 56/content.xml><?xml version="1.0" encoding="utf-8"?>
<math xmlns="http://www.w3.org/1998/Math/MathML">
  <semantics>
    <mrow>
      <mrow>
        <mfrac>
          <mrow>
            <mrow>
              <mn>4,643</mn>
              <mo stretchy="false">⋅</mo>
              <mfenced open="(" close=")">
                <mrow>
                  <mrow>
                    <mrow>
                      <mn>2</mn>
                      <mo stretchy="false">⋅</mo>
                      <mn>2</mn>
                    </mrow>
                    <mo stretchy="false">−</mo>
                    <mn>1</mn>
                  </mrow>
                </mrow>
              </mfenced>
            </mrow>
          </mrow>
          <mrow>
            <mn>4</mn>
          </mrow>
        </mfrac>
        <mo stretchy="false">=</mo>
        <mn>3,482</mn>
      </mrow>
      <mi mathvariant="italic">см</mi>
    </mrow>
    <annotation encoding="StarMath 5.0">{4,643 cdot left ( 2 cdot 2 - 1 right )} over {4} = 3,482 см</annotation>
  </semantics>
</math>
</file>

<file path=Object 57/content.xml><?xml version="1.0" encoding="utf-8"?>
<math xmlns="http://www.w3.org/1998/Math/MathML">
  <semantics>
    <mrow>
      <mrow>
        <mrow>
          <mrow>
            <mi>G</mi>
            <mo stretchy="false">=</mo>
            <mrow>
              <msub>
                <mi>D</mi>
                <mn>0</mn>
              </msub>
              <mo stretchy="false">⋅</mo>
              <msub>
                <mo stretchy="false">η</mo>
                <mi>A</mi>
              </msub>
            </mrow>
          </mrow>
          <mo stretchy="false">=</mo>
          <mrow>
            <mn>8,15</mn>
            <mo stretchy="false">⋅</mo>
            <mn>1</mn>
          </mrow>
        </mrow>
        <mo stretchy="false">=</mo>
        <mn>8,15</mn>
      </mrow>
    </mrow>
    <annotation encoding="StarMath 5.0">G = D_0 cdot %ieta_A = 8,15 cdot 1 = 8,15</annotation>
  </semantics>
</math>
</file>

<file path=Object 58/content.xml><?xml version="1.0" encoding="utf-8"?>
<math xmlns="http://www.w3.org/1998/Math/MathML">
  <semantics>
    <mrow>
      <msub>
        <mo stretchy="false">η</mo>
        <mi>A</mi>
      </msub>
    </mrow>
    <annotation encoding="StarMath 5.0">%ieta_A</annotation>
  </semantics>
</math>
</file>

<file path=Object 6/content.xml><?xml version="1.0" encoding="utf-8"?>
<math xmlns="http://www.w3.org/1998/Math/MathML">
  <semantics>
    <mrow>
      <mrow>
        <mrow>
          <mrow>
            <mrow>
              <munderover>
                <mo stretchy="false">∑</mo>
                <mrow>
                  <mi>n</mi>
                  <mo stretchy="false">=</mo>
                  <mn>1</mn>
                </mrow>
                <mi>N</mi>
              </munderover>
              <mrow>
                <msup>
                  <mi>f</mi>
                  <mn>2</mn>
                </msup>
                <mrow>
                  <mo stretchy="false">(</mo>
                  <mrow>
                    <msub>
                      <mi>z</mi>
                      <mi>n</mi>
                    </msub>
                  </mrow>
                  <mo stretchy="false">)</mo>
                </mrow>
              </mrow>
            </mrow>
            <mo stretchy="false">=</mo>
            <mrow>
              <mn>2</mn>
              <mo stretchy="false">⋅</mo>
              <mrow>
                <munderover>
                  <mo stretchy="false">∑</mo>
                  <mrow>
                    <mi>n</mi>
                    <mo stretchy="false">=</mo>
                    <mn>1</mn>
                  </mrow>
                  <mn>5</mn>
                </munderover>
                <mrow>
                  <msubsup>
                    <mi>I</mi>
                    <mi>n</mi>
                    <mn>2</mn>
                  </msubsup>
                </mrow>
              </mrow>
            </mrow>
          </mrow>
          <mo stretchy="false">=</mo>
          <mrow>
            <mn>2</mn>
            <mo stretchy="false">⋅</mo>
            <mrow>
              <mo stretchy="false">(</mo>
              <mrow>
                <mrow>
                  <mrow>
                    <mrow>
                      <mrow>
                        <msup>
                          <mn>1</mn>
                          <mn>2</mn>
                        </msup>
                        <mo stretchy="false">+</mo>
                        <msup>
                          <mn>0,86982</mn>
                          <mn>2</mn>
                        </msup>
                      </mrow>
                      <mo stretchy="false">+</mo>
                      <msup>
                        <mn>0,64975</mn>
                        <mn>2</mn>
                      </msup>
                    </mrow>
                    <mo stretchy="false">+</mo>
                    <msup>
                      <mn>0,40331</mn>
                      <mn>2</mn>
                    </msup>
                  </mrow>
                  <mo stretchy="false">+</mo>
                  <msup>
                    <mn>0,22000</mn>
                    <mn>2</mn>
                  </msup>
                </mrow>
              </mrow>
              <mo stretchy="false">)</mo>
            </mrow>
          </mrow>
        </mrow>
        <mo stretchy="false">=</mo>
        <mn>4,780</mn>
      </mrow>
    </mrow>
    <annotation encoding="StarMath 5.0">sum from n=1 to N {f^2(z_n)} = 
2 cdot sum from n=1 to 5{I_n^2} = 
2 cdot (1^2 + 0,86982^2 + 0,64975^2 + 0,40331^2 + 0,22000^2) = 4,780</annotation>
  </semantics>
</math>
</file>

<file path=Object 7/content.xml><?xml version="1.0" encoding="utf-8"?>
<math xmlns="http://www.w3.org/1998/Math/MathML">
  <semantics>
    <mrow>
      <mrow>
        <mrow>
          <msub>
            <mi>g</mi>
            <mn>5</mn>
          </msub>
          <mo stretchy="false">=</mo>
          <mrow>
            <mrow>
              <mn>1</mn>
              <mo stretchy="false">⋅</mo>
              <mrow>
                <mfrac>
                  <mrow>
                    <msup>
                      <mn>0,22000</mn>
                      <mn>2</mn>
                    </msup>
                  </mrow>
                  <mrow>
                    <mn>4,780</mn>
                  </mrow>
                </mfrac>
              </mrow>
            </mrow>
          </mrow>
        </mrow>
        <mo stretchy="false">=</mo>
        <mn>0,010126</mn>
      </mrow>
    </mrow>
    <annotation encoding="StarMath 5.0">g_5 = {1 cdot {{0,22000^2} over {4,780}}} = 0,010126</annotation>
  </semantics>
</math>
</file>

<file path=Object 8/content.xml><?xml version="1.0" encoding="utf-8"?>
<math xmlns="http://www.w3.org/1998/Math/MathML">
  <semantics>
    <mrow>
      <mi>g</mi>
    </mrow>
    <annotation encoding="StarMath 5.0">g</annotation>
  </semantics>
</math>
</file>

<file path=Object 9/content.xml><?xml version="1.0" encoding="utf-8"?>
<math xmlns="http://www.w3.org/1998/Math/MathML">
  <semantics>
    <mrow>
      <mrow>
        <mi>g</mi>
        <mo stretchy="false">=</mo>
        <mrow>
          <mrow>
            <mrow>
              <mn>2,09</mn>
              <mo stretchy="false">⋅</mo>
              <mrow>
                <mfrac>
                  <mi>a</mi>
                  <mi>b</mi>
                </mfrac>
              </mrow>
            </mrow>
            <mo stretchy="false">⋅</mo>
            <mrow>
              <mfrac>
                <msub>
                  <mo stretchy="false">λ</mo>
                  <mi>B</mi>
                </msub>
                <mo stretchy="false">λ</mo>
              </mfrac>
            </mrow>
          </mrow>
          <mo stretchy="false">⋅</mo>
          <msup>
            <mi>cos</mi>
            <mn>2</mn>
          </msup>
        </mrow>
      </mrow>
      <mrow>
        <mfenced open="(" close=")">
          <mrow>
            <mrow>
              <mrow>
                <mfrac>
                  <mo stretchy="false">π</mo>
                  <mn>2</mn>
                </mfrac>
              </mrow>
              <mo stretchy="false">⋅</mo>
              <mrow>
                <mfrac>
                  <mo stretchy="false">λ</mo>
                  <mo stretchy="false">λ</mo>
                </mfrac>
              </mrow>
            </mrow>
          </mrow>
        </mfenced>
        <mo stretchy="false">⋅</mo>
        <msup>
          <mi>sin</mi>
          <mn>2</mn>
        </msup>
      </mrow>
      <mfenced open="(" close=")">
        <mrow>
          <mfrac>
            <mrow>
              <mrow>
                <mo stretchy="false">π</mo>
                <mo stretchy="false">⋅</mo>
                <msub>
                  <mi>x</mi>
                  <mn>1</mn>
                </msub>
              </mrow>
            </mrow>
            <mi>a</mi>
          </mfrac>
        </mrow>
      </mfenced>
    </mrow>
    <annotation encoding="StarMath 5.0">g = 2,09 cdot {a over b} cdot {%lambda_B over %lambda} cdot
	cos^2 left (
		{%pi over 2} cdot {%lambda over %lambda} 
	right ) cdot
	sin^2 left (
		{%pi cdot x_1} over a
	right )</annotation>
  </semantics>
</math>
</file>